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5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(n)</text:p>
          </table:table-cell>
          <table:table-cell table:number-columns-repeated="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>
            <draw:frame table:end-cell-address="Arkusz1.T19" table:end-x="0.21cm" table:end-y="0.528cm" draw:z-index="0" draw:name="Wykres 4" draw:style-name="gr1" draw:text-style-name="P1" svg:width="34.747cm" svg:height="9.22cm" svg:x="1.296cm" svg:y="0.304cm">
              <draw:object draw:notify-on-update-of-ranges="Arkusz1.A2:Arkusz1.A1001 Arkusz1.B1:Arkusz1.B1 Arkusz1.B2:Arkusz1.B10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7778" calcext:value-type="float">
            <text:p>0,777778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75" calcext:value-type="float">
            <text:p>0,6875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,76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8889" calcext:value-type="float">
            <text:p>0,638889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4286" calcext:value-type="float">
            <text:p>0,714286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1875" calcext:value-type="float">
            <text:p>0,671875</text:p>
          </table:table-cell>
          <table:table-cell table:number-columns-repeated="6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79012" calcext:value-type="float">
            <text:p>0,679012</text:p>
          </table:table-cell>
          <table:table-cell table:number-columns-repeated="6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,63</text:p>
          </table:table-cell>
          <table:table-cell table:number-columns-repeated="6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595" calcext:value-type="float">
            <text:p>0,68595</text:p>
          </table:table-cell>
          <table:table-cell table:number-columns-repeated="6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1944" calcext:value-type="float">
            <text:p>0,631944</text:p>
          </table:table-cell>
          <table:table-cell table:number-columns-repeated="6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80473" calcext:value-type="float">
            <text:p>0,680473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7959" calcext:value-type="float">
            <text:p>0,647959</text:p>
          </table:table-cell>
          <table:table-cell table:number-columns-repeated="6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35556" calcext:value-type="float">
            <text:p>0,635556</text:p>
          </table:table-cell>
          <table:table-cell table:number-columns-repeated="6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21094" calcext:value-type="float">
            <text:p>0,621094</text:p>
          </table:table-cell>
          <table:table-cell table:number-columns-repeated="6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609" calcext:value-type="float">
            <text:p>0,6609</text:p>
          </table:table-cell>
          <table:table-cell table:number-columns-repeated="6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26543" calcext:value-type="float">
            <text:p>0,626543</text:p>
          </table:table-cell>
          <table:table-cell table:number-columns-repeated="6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6205" calcext:value-type="float">
            <text:p>0,66205</text:p>
          </table:table-cell>
          <table:table-cell table:number-columns-repeated="6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375" calcext:value-type="float">
            <text:p>0,6375</text:p>
          </table:table-cell>
          <table:table-cell table:number-columns-repeated="6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32653" calcext:value-type="float">
            <text:p>0,632653</text:p>
          </table:table-cell>
          <table:table-cell table:number-columns-repeated="6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17769" calcext:value-type="float">
            <text:p>0,617769</text:p>
          </table:table-cell>
          <table:table-cell table:number-columns-repeated="6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48393" calcext:value-type="float">
            <text:p>0,648393</text:p>
          </table:table-cell>
          <table:table-cell table:number-columns-repeated="6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3264" calcext:value-type="float">
            <text:p>0,623264</text:p>
          </table:table-cell>
          <table:table-cell table:number-columns-repeated="6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384" calcext:value-type="float">
            <text:p>0,6384</text:p>
          </table:table-cell>
          <table:table-cell table:number-columns-repeated="6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2574" calcext:value-type="float">
            <text:p>0,62574</text:p>
          </table:table-cell>
          <table:table-cell table:number-columns-repeated="6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2963" calcext:value-type="float">
            <text:p>0,62963</text:p>
          </table:table-cell>
          <table:table-cell table:number-columns-repeated="6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16071" calcext:value-type="float">
            <text:p>0,616071</text:p>
          </table:table-cell>
          <table:table-cell table:number-columns-repeated="6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40904" calcext:value-type="float">
            <text:p>0,640904</text:p>
          </table:table-cell>
          <table:table-cell table:number-columns-repeated="6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16667" calcext:value-type="float">
            <text:p>0,616667</text:p>
          </table:table-cell>
          <table:table-cell table:number-columns-repeated="6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39958" calcext:value-type="float">
            <text:p>0,639958</text:p>
          </table:table-cell>
          <table:table-cell table:number-columns-repeated="6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31836" calcext:value-type="float">
            <text:p>0,631836</text:p>
          </table:table-cell>
          <table:table-cell table:number-columns-repeated="6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30854" calcext:value-type="float">
            <text:p>0,630854</text:p>
          </table:table-cell>
          <table:table-cell table:number-columns-repeated="6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21972" calcext:value-type="float">
            <text:p>0,621972</text:p>
          </table:table-cell>
          <table:table-cell table:number-columns-repeated="6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26122" calcext:value-type="float">
            <text:p>0,626122</text:p>
          </table:table-cell>
          <table:table-cell table:number-columns-repeated="6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1034" calcext:value-type="float">
            <text:p>0,61034</text:p>
          </table:table-cell>
          <table:table-cell table:number-columns-repeated="6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30387" calcext:value-type="float">
            <text:p>0,630387</text:p>
          </table:table-cell>
          <table:table-cell table:number-columns-repeated="6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22576" calcext:value-type="float">
            <text:p>0,622576</text:p>
          </table:table-cell>
          <table:table-cell table:number-columns-repeated="6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22617" calcext:value-type="float">
            <text:p>0,622617</text:p>
          </table:table-cell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11875" calcext:value-type="float">
            <text:p>0,611875</text:p>
          </table:table-cell>
          <table:table-cell table:number-columns-repeated="6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29982" calcext:value-type="float">
            <text:p>0,629982</text:p>
          </table:table-cell>
          <table:table-cell table:number-columns-repeated="6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13946" calcext:value-type="float">
            <text:p>0,613946</text:p>
          </table:table-cell>
          <table:table-cell table:number-columns-repeated="6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31152" calcext:value-type="float">
            <text:p>0,631152</text:p>
          </table:table-cell>
          <table:table-cell table:number-columns-repeated="6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2345" calcext:value-type="float">
            <text:p>0,62345</text:p>
          </table:table-cell>
          <table:table-cell table:number-columns-repeated="6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19753" calcext:value-type="float">
            <text:p>0,619753</text:p>
          </table:table-cell>
          <table:table-cell table:number-columns-repeated="6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13894" calcext:value-type="float">
            <text:p>0,613894</text:p>
          </table:table-cell>
          <table:table-cell table:number-columns-repeated="6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29697" calcext:value-type="float">
            <text:p>0,629697</text:p>
          </table:table-cell>
          <table:table-cell table:number-columns-repeated="6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17622" calcext:value-type="float">
            <text:p>0,617622</text:p>
          </table:table-cell>
          <table:table-cell table:number-columns-repeated="6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27655" calcext:value-type="float">
            <text:p>0,627655</text:p>
          </table:table-cell>
          <table:table-cell table:number-columns-repeated="6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188" calcext:value-type="float">
            <text:p>0,6188</text:p>
          </table:table-cell>
          <table:table-cell table:number-columns-repeated="6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19377" calcext:value-type="float">
            <text:p>0,619377</text:p>
          </table:table-cell>
          <table:table-cell table:number-columns-repeated="6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13536" calcext:value-type="float">
            <text:p>0,613536</text:p>
          </table:table-cell>
          <table:table-cell table:number-columns-repeated="6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27625" calcext:value-type="float">
            <text:p>0,627625</text:p>
          </table:table-cell>
          <table:table-cell table:number-columns-repeated="6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16941" calcext:value-type="float">
            <text:p>0,616941</text:p>
          </table:table-cell>
          <table:table-cell table:number-columns-repeated="6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21157" calcext:value-type="float">
            <text:p>0,621157</text:p>
          </table:table-cell>
          <table:table-cell table:number-columns-repeated="6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14477" calcext:value-type="float">
            <text:p>0,614477</text:p>
          </table:table-cell>
          <table:table-cell table:number-columns-repeated="6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15266" calcext:value-type="float">
            <text:p>0,615266</text:p>
          </table:table-cell>
          <table:table-cell table:number-columns-repeated="6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1088" calcext:value-type="float">
            <text:p>0,61088</text:p>
          </table:table-cell>
          <table:table-cell table:number-columns-repeated="6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23671" calcext:value-type="float">
            <text:p>0,623671</text:p>
          </table:table-cell>
          <table:table-cell table:number-columns-repeated="6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11944" calcext:value-type="float">
            <text:p>0,611944</text:p>
          </table:table-cell>
          <table:table-cell table:number-columns-repeated="6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24295" calcext:value-type="float">
            <text:p>0,624295</text:p>
          </table:table-cell>
          <table:table-cell table:number-columns-repeated="6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9927" calcext:value-type="float">
            <text:p>0,619927</text:p>
          </table:table-cell>
          <table:table-cell table:number-columns-repeated="6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18544" calcext:value-type="float">
            <text:p>0,618544</text:p>
          </table:table-cell>
          <table:table-cell table:number-columns-repeated="6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1499" calcext:value-type="float">
            <text:p>0,61499</text:p>
          </table:table-cell>
          <table:table-cell table:number-columns-repeated="6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18935" calcext:value-type="float">
            <text:p>0,618935</text:p>
          </table:table-cell>
          <table:table-cell table:number-columns-repeated="6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09504" calcext:value-type="float">
            <text:p>0,609504</text:p>
          </table:table-cell>
          <table:table-cell table:number-columns-repeated="6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20851" calcext:value-type="float">
            <text:p>0,620851</text:p>
          </table:table-cell>
          <table:table-cell table:number-columns-repeated="6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16566" calcext:value-type="float">
            <text:p>0,616566</text:p>
          </table:table-cell>
          <table:table-cell table:number-columns-repeated="6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17307" calcext:value-type="float">
            <text:p>0,617307</text:p>
          </table:table-cell>
          <table:table-cell table:number-columns-repeated="6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09592" calcext:value-type="float">
            <text:p>0,609592</text:p>
          </table:table-cell>
          <table:table-cell table:number-columns-repeated="6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20313" calcext:value-type="float">
            <text:p>0,620313</text:p>
          </table:table-cell>
          <table:table-cell table:number-columns-repeated="6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12461" calcext:value-type="float">
            <text:p>0,612461</text:p>
          </table:table-cell>
          <table:table-cell table:number-columns-repeated="6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22819" calcext:value-type="float">
            <text:p>0,622819</text:p>
          </table:table-cell>
          <table:table-cell table:number-columns-repeated="6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19248" calcext:value-type="float">
            <text:p>0,619248</text:p>
          </table:table-cell>
          <table:table-cell table:number-columns-repeated="6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17067" calcext:value-type="float">
            <text:p>0,617067</text:p>
          </table:table-cell>
          <table:table-cell table:number-columns-repeated="6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134" calcext:value-type="float">
            <text:p>0,6134</text:p>
          </table:table-cell>
          <table:table-cell table:number-columns-repeated="6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17811" calcext:value-type="float">
            <text:p>0,617811</text:p>
          </table:table-cell>
          <table:table-cell table:number-columns-repeated="6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09961" calcext:value-type="float">
            <text:p>0,609961</text:p>
          </table:table-cell>
          <table:table-cell table:number-columns-repeated="6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19612" calcext:value-type="float">
            <text:p>0,619612</text:p>
          </table:table-cell>
          <table:table-cell table:number-columns-repeated="6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14219" calcext:value-type="float">
            <text:p>0,614219</text:p>
          </table:table-cell>
          <table:table-cell table:number-columns-repeated="6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15607" calcext:value-type="float">
            <text:p>0,615607</text:p>
          </table:table-cell>
          <table:table-cell table:number-columns-repeated="6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12582" calcext:value-type="float">
            <text:p>0,612582</text:p>
          </table:table-cell>
          <table:table-cell table:number-columns-repeated="6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21716" calcext:value-type="float">
            <text:p>0,621716</text:p>
          </table:table-cell>
          <table:table-cell table:number-columns-repeated="6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13804" calcext:value-type="float">
            <text:p>0,613804</text:p>
          </table:table-cell>
          <table:table-cell table:number-columns-repeated="6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17163" calcext:value-type="float">
            <text:p>0,617163</text:p>
          </table:table-cell>
          <table:table-cell table:number-columns-repeated="6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14251" calcext:value-type="float">
            <text:p>0,614251</text:p>
          </table:table-cell>
          <table:table-cell table:number-columns-repeated="6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15009" calcext:value-type="float">
            <text:p>0,615009</text:p>
          </table:table-cell>
          <table:table-cell table:number-columns-repeated="6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11441" calcext:value-type="float">
            <text:p>0,611441</text:p>
          </table:table-cell>
          <table:table-cell table:number-columns-repeated="6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19997" calcext:value-type="float">
            <text:p>0,619997</text:p>
          </table:table-cell>
          <table:table-cell table:number-columns-repeated="6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12222" calcext:value-type="float">
            <text:p>0,612222</text:p>
          </table:table-cell>
          <table:table-cell table:number-columns-repeated="6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1623" calcext:value-type="float">
            <text:p>0,61623</text:p>
          </table:table-cell>
          <table:table-cell table:number-columns-repeated="6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13303" calcext:value-type="float">
            <text:p>0,613303</text:p>
          </table:table-cell>
          <table:table-cell table:number-columns-repeated="6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14059" calcext:value-type="float">
            <text:p>0,614059</text:p>
          </table:table-cell>
          <table:table-cell table:number-columns-repeated="6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11476" calcext:value-type="float">
            <text:p>0,611476</text:p>
          </table:table-cell>
          <table:table-cell table:number-columns-repeated="6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14626" calcext:value-type="float">
            <text:p>0,614626</text:p>
          </table:table-cell>
          <table:table-cell table:number-columns-repeated="6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08832" calcext:value-type="float">
            <text:p>0,608832</text:p>
          </table:table-cell>
          <table:table-cell table:number-columns-repeated="6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1675" calcext:value-type="float">
            <text:p>0,61675</text:p>
          </table:table-cell>
          <table:table-cell table:number-columns-repeated="6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12974" calcext:value-type="float">
            <text:p>0,612974</text:p>
          </table:table-cell>
          <table:table-cell table:number-columns-repeated="6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12897" calcext:value-type="float">
            <text:p>0,612897</text:p>
          </table:table-cell>
          <table:table-cell table:number-columns-repeated="6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087" calcext:value-type="float">
            <text:p>0,6087</text:p>
          </table:table-cell>
          <table:table-cell table:number-columns-repeated="6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16312" calcext:value-type="float">
            <text:p>0,616312</text:p>
          </table:table-cell>
          <table:table-cell table:number-columns-repeated="6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10438" calcext:value-type="float">
            <text:p>0,610438</text:p>
          </table:table-cell>
          <table:table-cell table:number-columns-repeated="6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17872" calcext:value-type="float">
            <text:p>0,617872</text:p>
          </table:table-cell>
          <table:table-cell table:number-columns-repeated="6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14922" calcext:value-type="float">
            <text:p>0,614922</text:p>
          </table:table-cell>
          <table:table-cell table:number-columns-repeated="6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11973" calcext:value-type="float">
            <text:p>0,611973</text:p>
          </table:table-cell>
          <table:table-cell table:number-columns-repeated="6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09737" calcext:value-type="float">
            <text:p>0,609737</text:p>
          </table:table-cell>
          <table:table-cell table:number-columns-repeated="6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1691" calcext:value-type="float">
            <text:p>0,61691</text:p>
          </table:table-cell>
          <table:table-cell table:number-columns-repeated="6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11711" calcext:value-type="float">
            <text:p>0,611711</text:p>
          </table:table-cell>
          <table:table-cell table:number-columns-repeated="6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18719" calcext:value-type="float">
            <text:p>0,618719</text:p>
          </table:table-cell>
          <table:table-cell table:number-columns-repeated="6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14132" calcext:value-type="float">
            <text:p>0,614132</text:p>
          </table:table-cell>
          <table:table-cell table:number-columns-repeated="6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14804" calcext:value-type="float">
            <text:p>0,614804</text:p>
          </table:table-cell>
          <table:table-cell table:number-columns-repeated="6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11527" calcext:value-type="float">
            <text:p>0,611527</text:p>
          </table:table-cell>
          <table:table-cell table:number-columns-repeated="6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18294" calcext:value-type="float">
            <text:p>0,618294</text:p>
          </table:table-cell>
          <table:table-cell table:number-columns-repeated="6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13035" calcext:value-type="float">
            <text:p>0,613035</text:p>
          </table:table-cell>
          <table:table-cell table:number-columns-repeated="6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15728" calcext:value-type="float">
            <text:p>0,615728</text:p>
          </table:table-cell>
          <table:table-cell table:number-columns-repeated="6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13481" calcext:value-type="float">
            <text:p>0,613481</text:p>
          </table:table-cell>
          <table:table-cell table:number-columns-repeated="6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13558" calcext:value-type="float">
            <text:p>0,613558</text:p>
          </table:table-cell>
          <table:table-cell table:number-columns-repeated="6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11534" calcext:value-type="float">
            <text:p>0,611534</text:p>
          </table:table-cell>
          <table:table-cell table:number-columns-repeated="6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14858" calcext:value-type="float">
            <text:p>0,614858</text:p>
          </table:table-cell>
          <table:table-cell table:number-columns-repeated="6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09097" calcext:value-type="float">
            <text:p>0,609097</text:p>
          </table:table-cell>
          <table:table-cell table:number-columns-repeated="6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14097" calcext:value-type="float">
            <text:p>0,614097</text:p>
          </table:table-cell>
          <table:table-cell table:number-columns-repeated="6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12134" calcext:value-type="float">
            <text:p>0,612134</text:p>
          </table:table-cell>
          <table:table-cell table:number-columns-repeated="6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12797" calcext:value-type="float">
            <text:p>0,612797</text:p>
          </table:table-cell>
          <table:table-cell table:number-columns-repeated="6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10757" calcext:value-type="float">
            <text:p>0,610757</text:p>
          </table:table-cell>
          <table:table-cell table:number-columns-repeated="6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13824" calcext:value-type="float">
            <text:p>0,613824</text:p>
          </table:table-cell>
          <table:table-cell table:number-columns-repeated="6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08655" calcext:value-type="float">
            <text:p>0,608655</text:p>
          </table:table-cell>
          <table:table-cell table:number-columns-repeated="6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14731" calcext:value-type="float">
            <text:p>0,614731</text:p>
          </table:table-cell>
          <table:table-cell table:number-columns-repeated="6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12976" calcext:value-type="float">
            <text:p>0,612976</text:p>
          </table:table-cell>
          <table:table-cell table:number-columns-repeated="6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13605" calcext:value-type="float">
            <text:p>0,613605</text:p>
          </table:table-cell>
          <table:table-cell table:number-columns-repeated="6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09882" calcext:value-type="float">
            <text:p>0,609882</text:p>
          </table:table-cell>
          <table:table-cell table:number-columns-repeated="6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15757" calcext:value-type="float">
            <text:p>0,615757</text:p>
          </table:table-cell>
          <table:table-cell table:number-columns-repeated="6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11054" calcext:value-type="float">
            <text:p>0,611054</text:p>
          </table:table-cell>
          <table:table-cell table:number-columns-repeated="6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1411" calcext:value-type="float">
            <text:p>0,61411</text:p>
          </table:table-cell>
          <table:table-cell table:number-columns-repeated="6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1233" calcext:value-type="float">
            <text:p>0,61233</text:p>
          </table:table-cell>
          <table:table-cell table:number-columns-repeated="6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11193" calcext:value-type="float">
            <text:p>0,611193</text:p>
          </table:table-cell>
          <table:table-cell table:number-columns-repeated="6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09159" calcext:value-type="float">
            <text:p>0,609159</text:p>
          </table:table-cell>
          <table:table-cell table:number-columns-repeated="6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1479" calcext:value-type="float">
            <text:p>0,61479</text:p>
          </table:table-cell>
          <table:table-cell table:number-columns-repeated="6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10534" calcext:value-type="float">
            <text:p>0,610534</text:p>
          </table:table-cell>
          <table:table-cell table:number-columns-repeated="6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16065" calcext:value-type="float">
            <text:p>0,616065</text:p>
          </table:table-cell>
          <table:table-cell table:number-columns-repeated="6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12194" calcext:value-type="float">
            <text:p>0,612194</text:p>
          </table:table-cell>
          <table:table-cell table:number-columns-repeated="6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12796" calcext:value-type="float">
            <text:p>0,612796</text:p>
          </table:table-cell>
          <table:table-cell table:number-columns-repeated="6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11139" calcext:value-type="float">
            <text:p>0,611139</text:p>
          </table:table-cell>
          <table:table-cell table:number-columns-repeated="6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14358" calcext:value-type="float">
            <text:p>0,614358</text:p>
          </table:table-cell>
          <table:table-cell table:number-columns-repeated="6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10484" calcext:value-type="float">
            <text:p>0,610484</text:p>
          </table:table-cell>
          <table:table-cell table:number-columns-repeated="6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2747" calcext:value-type="float">
            <text:p>0,612747</text:p>
          </table:table-cell>
          <table:table-cell table:number-columns-repeated="6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11137" calcext:value-type="float">
            <text:p>0,611137</text:p>
          </table:table-cell>
          <table:table-cell table:number-columns-repeated="6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10625" calcext:value-type="float">
            <text:p>0,610625</text:p>
          </table:table-cell>
          <table:table-cell table:number-columns-repeated="6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08976" calcext:value-type="float">
            <text:p>0,608976</text:p>
          </table:table-cell>
          <table:table-cell table:number-columns-repeated="6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14162" calcext:value-type="float">
            <text:p>0,614162</text:p>
          </table:table-cell>
          <table:table-cell table:number-columns-repeated="6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09556" calcext:value-type="float">
            <text:p>0,609556</text:p>
          </table:table-cell>
          <table:table-cell table:number-columns-repeated="6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14666" calcext:value-type="float">
            <text:p>0,614666</text:p>
          </table:table-cell>
          <table:table-cell table:number-columns-repeated="6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12838" calcext:value-type="float">
            <text:p>0,612838</text:p>
          </table:table-cell>
          <table:table-cell table:number-columns-repeated="6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13055" calcext:value-type="float">
            <text:p>0,613055</text:p>
          </table:table-cell>
          <table:table-cell table:number-columns-repeated="6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10179" calcext:value-type="float">
            <text:p>0,610179</text:p>
          </table:table-cell>
          <table:table-cell table:number-columns-repeated="6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1232" calcext:value-type="float">
            <text:p>0,61232</text:p>
          </table:table-cell>
          <table:table-cell table:number-columns-repeated="6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0844" calcext:value-type="float">
            <text:p>0,60844</text:p>
          </table:table-cell>
          <table:table-cell table:number-columns-repeated="6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13372" calcext:value-type="float">
            <text:p>0,613372</text:p>
          </table:table-cell>
          <table:table-cell table:number-columns-repeated="6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11881" calcext:value-type="float">
            <text:p>0,611881</text:p>
          </table:table-cell>
          <table:table-cell table:number-columns-repeated="6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12436" calcext:value-type="float">
            <text:p>0,612436</text:p>
          </table:table-cell>
          <table:table-cell table:number-columns-repeated="6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09805" calcext:value-type="float">
            <text:p>0,609805</text:p>
          </table:table-cell>
          <table:table-cell table:number-columns-repeated="6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12438" calcext:value-type="float">
            <text:p>0,612438</text:p>
          </table:table-cell>
          <table:table-cell table:number-columns-repeated="6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09015" calcext:value-type="float">
            <text:p>0,609015</text:p>
          </table:table-cell>
          <table:table-cell table:number-columns-repeated="6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1376" calcext:value-type="float">
            <text:p>0,61376</text:p>
          </table:table-cell>
          <table:table-cell table:number-columns-repeated="6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12247" calcext:value-type="float">
            <text:p>0,612247</text:p>
          </table:table-cell>
          <table:table-cell table:number-columns-repeated="6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10725" calcext:value-type="float">
            <text:p>0,610725</text:p>
          </table:table-cell>
          <table:table-cell table:number-columns-repeated="6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09341" calcext:value-type="float">
            <text:p>0,609341</text:p>
          </table:table-cell>
          <table:table-cell table:number-columns-repeated="6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1397" calcext:value-type="float">
            <text:p>0,61397</text:p>
          </table:table-cell>
          <table:table-cell table:number-columns-repeated="6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10084" calcext:value-type="float">
            <text:p>0,610084</text:p>
          </table:table-cell>
          <table:table-cell table:number-columns-repeated="6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13809" calcext:value-type="float">
            <text:p>0,613809</text:p>
          </table:table-cell>
          <table:table-cell table:number-columns-repeated="6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11038" calcext:value-type="float">
            <text:p>0,611038</text:p>
          </table:table-cell>
          <table:table-cell table:number-columns-repeated="6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11299" calcext:value-type="float">
            <text:p>0,611299</text:p>
          </table:table-cell>
          <table:table-cell table:number-columns-repeated="6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0989" calcext:value-type="float">
            <text:p>0,60989</text:p>
          </table:table-cell>
          <table:table-cell table:number-columns-repeated="6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14354" calcext:value-type="float">
            <text:p>0,614354</text:p>
          </table:table-cell>
          <table:table-cell table:number-columns-repeated="6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11012" calcext:value-type="float">
            <text:p>0,611012</text:p>
          </table:table-cell>
          <table:table-cell table:number-columns-repeated="6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11886" calcext:value-type="float">
            <text:p>0,611886</text:p>
          </table:table-cell>
          <table:table-cell table:number-columns-repeated="6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10118" calcext:value-type="float">
            <text:p>0,610118</text:p>
          </table:table-cell>
          <table:table-cell table:number-columns-repeated="6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10648" calcext:value-type="float">
            <text:p>0,610648</text:p>
          </table:table-cell>
          <table:table-cell table:number-columns-repeated="6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09361" calcext:value-type="float">
            <text:p>0,609361</text:p>
          </table:table-cell>
          <table:table-cell table:number-columns-repeated="6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13682" calcext:value-type="float">
            <text:p>0,613682</text:p>
          </table:table-cell>
          <table:table-cell table:number-columns-repeated="6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09846" calcext:value-type="float">
            <text:p>0,609846</text:p>
          </table:table-cell>
          <table:table-cell table:number-columns-repeated="6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14114" calcext:value-type="float">
            <text:p>0,614114</text:p>
          </table:table-cell>
          <table:table-cell table:number-columns-repeated="6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11732" calcext:value-type="float">
            <text:p>0,611732</text:p>
          </table:table-cell>
          <table:table-cell table:number-columns-repeated="6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12231" calcext:value-type="float">
            <text:p>0,612231</text:p>
          </table:table-cell>
          <table:table-cell table:number-columns-repeated="6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10793" calcext:value-type="float">
            <text:p>0,610793</text:p>
          </table:table-cell>
          <table:table-cell table:number-columns-repeated="6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12622" calcext:value-type="float">
            <text:p>0,612622</text:p>
          </table:table-cell>
          <table:table-cell table:number-columns-repeated="6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09521" calcext:value-type="float">
            <text:p>0,609521</text:p>
          </table:table-cell>
          <table:table-cell table:number-columns-repeated="6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12171" calcext:value-type="float">
            <text:p>0,612171</text:p>
          </table:table-cell>
          <table:table-cell table:number-columns-repeated="6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10882" calcext:value-type="float">
            <text:p>0,610882</text:p>
          </table:table-cell>
          <table:table-cell table:number-columns-repeated="6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10481" calcext:value-type="float">
            <text:p>0,610481</text:p>
          </table:table-cell>
          <table:table-cell table:number-columns-repeated="6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08061" calcext:value-type="float">
            <text:p>0,608061</text:p>
          </table:table-cell>
          <table:table-cell table:number-columns-repeated="6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12127" calcext:value-type="float">
            <text:p>0,612127</text:p>
          </table:table-cell>
          <table:table-cell table:number-columns-repeated="6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09239" calcext:value-type="float">
            <text:p>0,609239</text:p>
          </table:table-cell>
          <table:table-cell table:number-columns-repeated="6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13251" calcext:value-type="float">
            <text:p>0,613251</text:p>
          </table:table-cell>
          <table:table-cell table:number-columns-repeated="6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12047" calcext:value-type="float">
            <text:p>0,612047</text:p>
          </table:table-cell>
          <table:table-cell table:number-columns-repeated="6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10835" calcext:value-type="float">
            <text:p>0,610835</text:p>
          </table:table-cell>
          <table:table-cell table:number-columns-repeated="6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08991" calcext:value-type="float">
            <text:p>0,608991</text:p>
          </table:table-cell>
          <table:table-cell table:number-columns-repeated="6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12925" calcext:value-type="float">
            <text:p>0,612925</text:p>
          </table:table-cell>
          <table:table-cell table:number-columns-repeated="6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0981" calcext:value-type="float">
            <text:p>0,60981</text:p>
          </table:table-cell>
          <table:table-cell table:number-columns-repeated="6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13697" calcext:value-type="float">
            <text:p>0,613697</text:p>
          </table:table-cell>
          <table:table-cell table:number-columns-repeated="6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11575" calcext:value-type="float">
            <text:p>0,611575</text:p>
          </table:table-cell>
          <table:table-cell table:number-columns-repeated="6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12039" calcext:value-type="float">
            <text:p>0,612039</text:p>
          </table:table-cell>
          <table:table-cell table:number-columns-repeated="6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10896" calcext:value-type="float">
            <text:p>0,610896</text:p>
          </table:table-cell>
          <table:table-cell table:number-columns-repeated="6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13046" calcext:value-type="float">
            <text:p>0,613046</text:p>
          </table:table-cell>
          <table:table-cell table:number-columns-repeated="6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10126" calcext:value-type="float">
            <text:p>0,610126</text:p>
          </table:table-cell>
          <table:table-cell table:number-columns-repeated="6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11802" calcext:value-type="float">
            <text:p>0,611802</text:p>
          </table:table-cell>
          <table:table-cell table:number-columns-repeated="6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10684" calcext:value-type="float">
            <text:p>0,610684</text:p>
          </table:table-cell>
          <table:table-cell table:number-columns-repeated="6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10959" calcext:value-type="float">
            <text:p>0,610959</text:p>
          </table:table-cell>
          <table:table-cell table:number-columns-repeated="6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09537" calcext:value-type="float">
            <text:p>0,609537</text:p>
          </table:table-cell>
          <table:table-cell table:number-columns-repeated="6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11959" calcext:value-type="float">
            <text:p>0,611959</text:p>
          </table:table-cell>
          <table:table-cell table:number-columns-repeated="6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08322" calcext:value-type="float">
            <text:p>0,608322</text:p>
          </table:table-cell>
          <table:table-cell table:number-columns-repeated="6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12003" calcext:value-type="float">
            <text:p>0,612003</text:p>
          </table:table-cell>
          <table:table-cell table:number-columns-repeated="6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10871" calcext:value-type="float">
            <text:p>0,610871</text:p>
          </table:table-cell>
          <table:table-cell table:number-columns-repeated="6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11321" calcext:value-type="float">
            <text:p>0,611321</text:p>
          </table:table-cell>
          <table:table-cell table:number-columns-repeated="6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1025" calcext:value-type="float">
            <text:p>0,61025</text:p>
          </table:table-cell>
          <table:table-cell table:number-columns-repeated="6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11855" calcext:value-type="float">
            <text:p>0,611855</text:p>
          </table:table-cell>
          <table:table-cell table:number-columns-repeated="6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09289" calcext:value-type="float">
            <text:p>0,609289</text:p>
          </table:table-cell>
          <table:table-cell table:number-columns-repeated="6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11332" calcext:value-type="float">
            <text:p>0,611332</text:p>
          </table:table-cell>
          <table:table-cell table:number-columns-repeated="6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10281" calcext:value-type="float">
            <text:p>0,610281</text:p>
          </table:table-cell>
          <table:table-cell table:number-columns-repeated="6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10725" calcext:value-type="float">
            <text:p>0,610725</text:p>
          </table:table-cell>
          <table:table-cell table:number-columns-repeated="6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08492" calcext:value-type="float">
            <text:p>0,608492</text:p>
          </table:table-cell>
          <table:table-cell table:number-columns-repeated="6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1086" calcext:value-type="float">
            <text:p>0,61086</text:p>
          </table:table-cell>
          <table:table-cell table:number-columns-repeated="6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08291" calcext:value-type="float">
            <text:p>0,608291</text:p>
          </table:table-cell>
          <table:table-cell table:number-columns-repeated="6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11776" calcext:value-type="float">
            <text:p>0,611776</text:p>
          </table:table-cell>
          <table:table-cell table:number-columns-repeated="6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10152" calcext:value-type="float">
            <text:p>0,610152</text:p>
          </table:table-cell>
          <table:table-cell table:number-columns-repeated="6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09481" calcext:value-type="float">
            <text:p>0,609481</text:p>
          </table:table-cell>
          <table:table-cell table:number-columns-repeated="6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08485" calcext:value-type="float">
            <text:p>0,608485</text:p>
          </table:table-cell>
          <table:table-cell table:number-columns-repeated="6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11908" calcext:value-type="float">
            <text:p>0,611908</text:p>
          </table:table-cell>
          <table:table-cell table:number-columns-repeated="6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09322" calcext:value-type="float">
            <text:p>0,609322</text:p>
          </table:table-cell>
          <table:table-cell table:number-columns-repeated="6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12708" calcext:value-type="float">
            <text:p>0,612708</text:p>
          </table:table-cell>
          <table:table-cell table:number-columns-repeated="6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10718" calcext:value-type="float">
            <text:p>0,610718</text:p>
          </table:table-cell>
          <table:table-cell table:number-columns-repeated="6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0994" calcext:value-type="float">
            <text:p>0,60994</text:p>
          </table:table-cell>
          <table:table-cell table:number-columns-repeated="6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08855" calcext:value-type="float">
            <text:p>0,608855</text:p>
          </table:table-cell>
          <table:table-cell table:number-columns-repeated="6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12187" calcext:value-type="float">
            <text:p>0,612187</text:p>
          </table:table-cell>
          <table:table-cell table:number-columns-repeated="6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09595" calcext:value-type="float">
            <text:p>0,609595</text:p>
          </table:table-cell>
          <table:table-cell table:number-columns-repeated="6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11082" calcext:value-type="float">
            <text:p>0,611082</text:p>
          </table:table-cell>
          <table:table-cell table:number-columns-repeated="6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1008" calcext:value-type="float">
            <text:p>0,61008</text:p>
          </table:table-cell>
          <table:table-cell table:number-columns-repeated="6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10497" calcext:value-type="float">
            <text:p>0,610497</text:p>
          </table:table-cell>
          <table:table-cell table:number-columns-repeated="6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08767" calcext:value-type="float">
            <text:p>0,608767</text:p>
          </table:table-cell>
          <table:table-cell table:number-columns-repeated="6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12017" calcext:value-type="float">
            <text:p>0,612017</text:p>
          </table:table-cell>
          <table:table-cell table:number-columns-repeated="6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09149" calcext:value-type="float">
            <text:p>0,609149</text:p>
          </table:table-cell>
          <table:table-cell table:number-columns-repeated="6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12369" calcext:value-type="float">
            <text:p>0,612369</text:p>
          </table:table-cell>
          <table:table-cell table:number-columns-repeated="6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11075" calcext:value-type="float">
            <text:p>0,611075</text:p>
          </table:table-cell>
          <table:table-cell table:number-columns-repeated="6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11543" calcext:value-type="float">
            <text:p>0,611543</text:p>
          </table:table-cell>
          <table:table-cell table:number-columns-repeated="6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10572" calcext:value-type="float">
            <text:p>0,610572</text:p>
          </table:table-cell>
          <table:table-cell table:number-columns-repeated="6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11195" calcext:value-type="float">
            <text:p>0,611195</text:p>
          </table:table-cell>
          <table:table-cell table:number-columns-repeated="6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0888" calcext:value-type="float">
            <text:p>0,60888</text:p>
          </table:table-cell>
          <table:table-cell table:number-columns-repeated="6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11041" calcext:value-type="float">
            <text:p>0,611041</text:p>
          </table:table-cell>
          <table:table-cell table:number-columns-repeated="6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10025" calcext:value-type="float">
            <text:p>0,610025</text:p>
          </table:table-cell>
          <table:table-cell table:number-columns-repeated="6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10426" calcext:value-type="float">
            <text:p>0,610426</text:p>
          </table:table-cell>
          <table:table-cell table:number-columns-repeated="6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08752" calcext:value-type="float">
            <text:p>0,608752</text:p>
          </table:table-cell>
          <table:table-cell table:number-columns-repeated="6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11847" calcext:value-type="float">
            <text:p>0,611847</text:p>
          </table:table-cell>
          <table:table-cell table:number-columns-repeated="6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09269" calcext:value-type="float">
            <text:p>0,609269</text:p>
          </table:table-cell>
          <table:table-cell table:number-columns-repeated="6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11336" calcext:value-type="float">
            <text:p>0,611336</text:p>
          </table:table-cell>
          <table:table-cell table:number-columns-repeated="6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10438" calcext:value-type="float">
            <text:p>0,610438</text:p>
          </table:table-cell>
          <table:table-cell table:number-columns-repeated="6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09596" calcext:value-type="float">
            <text:p>0,609596</text:p>
          </table:table-cell>
          <table:table-cell table:number-columns-repeated="6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08749" calcext:value-type="float">
            <text:p>0,608749</text:p>
          </table:table-cell>
          <table:table-cell table:number-columns-repeated="6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11773" calcext:value-type="float">
            <text:p>0,611773</text:p>
          </table:table-cell>
          <table:table-cell table:number-columns-repeated="6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09564" calcext:value-type="float">
            <text:p>0,609564</text:p>
          </table:table-cell>
          <table:table-cell table:number-columns-repeated="6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11306" calcext:value-type="float">
            <text:p>0,611306</text:p>
          </table:table-cell>
          <table:table-cell table:number-columns-repeated="6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09453" calcext:value-type="float">
            <text:p>0,609453</text:p>
          </table:table-cell>
          <table:table-cell table:number-columns-repeated="6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09724" calcext:value-type="float">
            <text:p>0,609724</text:p>
          </table:table-cell>
          <table:table-cell table:number-columns-repeated="6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08866" calcext:value-type="float">
            <text:p>0,608866</text:p>
          </table:table-cell>
          <table:table-cell table:number-columns-repeated="6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1182" calcext:value-type="float">
            <text:p>0,61182</text:p>
          </table:table-cell>
          <table:table-cell table:number-columns-repeated="6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0949" calcext:value-type="float">
            <text:p>0,60949</text:p>
          </table:table-cell>
          <table:table-cell table:number-columns-repeated="6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10822" calcext:value-type="float">
            <text:p>0,610822</text:p>
          </table:table-cell>
          <table:table-cell table:number-columns-repeated="6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09291" calcext:value-type="float">
            <text:p>0,609291</text:p>
          </table:table-cell>
          <table:table-cell table:number-columns-repeated="6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09673" calcext:value-type="float">
            <text:p>0,609673</text:p>
          </table:table-cell>
          <table:table-cell table:number-columns-repeated="6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8808" calcext:value-type="float">
            <text:p>0,608808</text:p>
          </table:table-cell>
          <table:table-cell table:number-columns-repeated="6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11697" calcext:value-type="float">
            <text:p>0,611697</text:p>
          </table:table-cell>
          <table:table-cell table:number-columns-repeated="6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0915" calcext:value-type="float">
            <text:p>0,60915</text:p>
          </table:table-cell>
          <table:table-cell table:number-columns-repeated="6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12015" calcext:value-type="float">
            <text:p>0,612015</text:p>
          </table:table-cell>
          <table:table-cell table:number-columns-repeated="6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10983" calcext:value-type="float">
            <text:p>0,610983</text:p>
          </table:table-cell>
          <table:table-cell table:number-columns-repeated="6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1038" calcext:value-type="float">
            <text:p>0,61038</text:p>
          </table:table-cell>
          <table:table-cell table:number-columns-repeated="6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09556" calcext:value-type="float">
            <text:p>0,609556</text:p>
          </table:table-cell>
          <table:table-cell table:number-columns-repeated="6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1042" calcext:value-type="float">
            <text:p>0,61042</text:p>
          </table:table-cell>
          <table:table-cell table:number-columns-repeated="6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08315" calcext:value-type="float">
            <text:p>0,608315</text:p>
          </table:table-cell>
          <table:table-cell table:number-columns-repeated="6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11125" calcext:value-type="float">
            <text:p>0,611125</text:p>
          </table:table-cell>
          <table:table-cell table:number-columns-repeated="6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10307" calcext:value-type="float">
            <text:p>0,610307</text:p>
          </table:table-cell>
          <table:table-cell table:number-columns-repeated="6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10565" calcext:value-type="float">
            <text:p>0,610565</text:p>
          </table:table-cell>
          <table:table-cell table:number-columns-repeated="6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08661" calcext:value-type="float">
            <text:p>0,608661</text:p>
          </table:table-cell>
          <table:table-cell table:number-columns-repeated="6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11428" calcext:value-type="float">
            <text:p>0,611428</text:p>
          </table:table-cell>
          <table:table-cell table:number-columns-repeated="6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09414" calcext:value-type="float">
            <text:p>0,609414</text:p>
          </table:table-cell>
          <table:table-cell table:number-columns-repeated="6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612156" calcext:value-type="float">
            <text:p>0,612156</text:p>
          </table:table-cell>
          <table:table-cell table:number-columns-repeated="6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11325" calcext:value-type="float">
            <text:p>0,611325</text:p>
          </table:table-cell>
          <table:table-cell table:number-columns-repeated="6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10588" calcext:value-type="float">
            <text:p>0,610588</text:p>
          </table:table-cell>
          <table:table-cell table:number-columns-repeated="6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0926" calcext:value-type="float">
            <text:p>0,60926</text:p>
          </table:table-cell>
          <table:table-cell table:number-columns-repeated="6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10849" calcext:value-type="float">
            <text:p>0,610849</text:p>
          </table:table-cell>
          <table:table-cell table:number-columns-repeated="6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08929" calcext:value-type="float">
            <text:p>0,608929</text:p>
          </table:table-cell>
          <table:table-cell table:number-columns-repeated="6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11235" calcext:value-type="float">
            <text:p>0,611235</text:p>
          </table:table-cell>
          <table:table-cell table:number-columns-repeated="6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09691" calcext:value-type="float">
            <text:p>0,609691</text:p>
          </table:table-cell>
          <table:table-cell table:number-columns-repeated="6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10042" calcext:value-type="float">
            <text:p>0,610042</text:p>
          </table:table-cell>
          <table:table-cell table:number-columns-repeated="6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09249" calcext:value-type="float">
            <text:p>0,609249</text:p>
          </table:table-cell>
          <table:table-cell table:number-columns-repeated="6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6119" calcext:value-type="float">
            <text:p>0,6119</text:p>
          </table:table-cell>
          <table:table-cell table:number-columns-repeated="6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09688" calcext:value-type="float">
            <text:p>0,609688</text:p>
          </table:table-cell>
          <table:table-cell table:number-columns-repeated="6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10893" calcext:value-type="float">
            <text:p>0,610893</text:p>
          </table:table-cell>
          <table:table-cell table:number-columns-repeated="6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1006" calcext:value-type="float">
            <text:p>0,61006</text:p>
          </table:table-cell>
          <table:table-cell table:number-columns-repeated="6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1004" calcext:value-type="float">
            <text:p>0,61004</text:p>
          </table:table-cell>
          <table:table-cell table:number-columns-repeated="6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09286" calcext:value-type="float">
            <text:p>0,609286</text:p>
          </table:table-cell>
          <table:table-cell table:number-columns-repeated="6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611123" calcext:value-type="float">
            <text:p>0,611123</text:p>
          </table:table-cell>
          <table:table-cell table:number-columns-repeated="6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08833" calcext:value-type="float">
            <text:p>0,608833</text:p>
          </table:table-cell>
          <table:table-cell table:number-columns-repeated="6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10358" calcext:value-type="float">
            <text:p>0,610358</text:p>
          </table:table-cell>
          <table:table-cell table:number-columns-repeated="6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609611" calcext:value-type="float">
            <text:p>0,609611</text:p>
          </table:table-cell>
          <table:table-cell table:number-columns-repeated="6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609951" calcext:value-type="float">
            <text:p>0,609951</text:p>
          </table:table-cell>
          <table:table-cell table:number-columns-repeated="6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609061" calcext:value-type="float">
            <text:p>0,609061</text:p>
          </table:table-cell>
          <table:table-cell table:number-columns-repeated="6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610234" calcext:value-type="float">
            <text:p>0,610234</text:p>
          </table:table-cell>
          <table:table-cell table:number-columns-repeated="6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08302" calcext:value-type="float">
            <text:p>0,608302</text:p>
          </table:table-cell>
          <table:table-cell table:number-columns-repeated="6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10839" calcext:value-type="float">
            <text:p>0,610839</text:p>
          </table:table-cell>
          <table:table-cell table:number-columns-repeated="6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609409" calcext:value-type="float">
            <text:p>0,609409</text:p>
          </table:table-cell>
          <table:table-cell table:number-columns-repeated="6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09744" calcext:value-type="float">
            <text:p>0,609744</text:p>
          </table:table-cell>
          <table:table-cell table:number-columns-repeated="6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08314" calcext:value-type="float">
            <text:p>0,608314</text:p>
          </table:table-cell>
          <table:table-cell table:number-columns-repeated="6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610819" calcext:value-type="float">
            <text:p>0,610819</text:p>
          </table:table-cell>
          <table:table-cell table:number-columns-repeated="6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08882" calcext:value-type="float">
            <text:p>0,608882</text:p>
          </table:table-cell>
          <table:table-cell table:number-columns-repeated="6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11367" calcext:value-type="float">
            <text:p>0,611367</text:p>
          </table:table-cell>
          <table:table-cell table:number-columns-repeated="6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10643" calcext:value-type="float">
            <text:p>0,610643</text:p>
          </table:table-cell>
          <table:table-cell table:number-columns-repeated="6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09675" calcext:value-type="float">
            <text:p>0,609675</text:p>
          </table:table-cell>
          <table:table-cell table:number-columns-repeated="6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08947" calcext:value-type="float">
            <text:p>0,608947</text:p>
          </table:table-cell>
          <table:table-cell table:number-columns-repeated="6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114" calcext:value-type="float">
            <text:p>0,6114</text:p>
          </table:table-cell>
          <table:table-cell table:number-columns-repeated="6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09618" calcext:value-type="float">
            <text:p>0,609618</text:p>
          </table:table-cell>
          <table:table-cell table:number-columns-repeated="6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11305" calcext:value-type="float">
            <text:p>0,611305</text:p>
          </table:table-cell>
          <table:table-cell table:number-columns-repeated="6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0999" calcext:value-type="float">
            <text:p>0,60999</text:p>
          </table:table-cell>
          <table:table-cell table:number-columns-repeated="6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1031" calcext:value-type="float">
            <text:p>0,61031</text:p>
          </table:table-cell>
          <table:table-cell table:number-columns-repeated="6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09072" calcext:value-type="float">
            <text:p>0,609072</text:p>
          </table:table-cell>
          <table:table-cell table:number-columns-repeated="6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10827" calcext:value-type="float">
            <text:p>0,610827</text:p>
          </table:table-cell>
          <table:table-cell table:number-columns-repeated="6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60912" calcext:value-type="float">
            <text:p>0,60912</text:p>
          </table:table-cell>
          <table:table-cell table:number-columns-repeated="6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09922" calcext:value-type="float">
            <text:p>0,609922</text:p>
          </table:table-cell>
          <table:table-cell table:number-columns-repeated="6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09234" calcext:value-type="float">
            <text:p>0,609234</text:p>
          </table:table-cell>
          <table:table-cell table:number-columns-repeated="6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09554" calcext:value-type="float">
            <text:p>0,609554</text:p>
          </table:table-cell>
          <table:table-cell table:number-columns-repeated="6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08817" calcext:value-type="float">
            <text:p>0,608817</text:p>
          </table:table-cell>
          <table:table-cell table:number-columns-repeated="6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10222" calcext:value-type="float">
            <text:p>0,610222</text:p>
          </table:table-cell>
          <table:table-cell table:number-columns-repeated="6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07998" calcext:value-type="float">
            <text:p>0,607998</text:p>
          </table:table-cell>
          <table:table-cell table:number-columns-repeated="6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610354" calcext:value-type="float">
            <text:p>0,610354</text:p>
          </table:table-cell>
          <table:table-cell table:number-columns-repeated="6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09659" calcext:value-type="float">
            <text:p>0,609659</text:p>
          </table:table-cell>
          <table:table-cell table:number-columns-repeated="6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09898" calcext:value-type="float">
            <text:p>0,609898</text:p>
          </table:table-cell>
          <table:table-cell table:number-columns-repeated="6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09228" calcext:value-type="float">
            <text:p>0,609228</text:p>
          </table:table-cell>
          <table:table-cell table:number-columns-repeated="6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10301" calcext:value-type="float">
            <text:p>0,610301</text:p>
          </table:table-cell>
          <table:table-cell table:number-columns-repeated="6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08374" calcext:value-type="float">
            <text:p>0,608374</text:p>
          </table:table-cell>
          <table:table-cell table:number-columns-repeated="6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10686" calcext:value-type="float">
            <text:p>0,610686</text:p>
          </table:table-cell>
          <table:table-cell table:number-columns-repeated="6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09809" calcext:value-type="float">
            <text:p>0,609809</text:p>
          </table:table-cell>
          <table:table-cell table:number-columns-repeated="6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10115" calcext:value-type="float">
            <text:p>0,610115</text:p>
          </table:table-cell>
          <table:table-cell table:number-columns-repeated="6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08746" calcext:value-type="float">
            <text:p>0,608746</text:p>
          </table:table-cell>
          <table:table-cell table:number-columns-repeated="6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61034" calcext:value-type="float">
            <text:p>0,61034</text:p>
          </table:table-cell>
          <table:table-cell table:number-columns-repeated="6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608623" calcext:value-type="float">
            <text:p>0,608623</text:p>
          </table:table-cell>
          <table:table-cell table:number-columns-repeated="6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10077" calcext:value-type="float">
            <text:p>0,610077</text:p>
          </table:table-cell>
          <table:table-cell table:number-columns-repeated="6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09375" calcext:value-type="float">
            <text:p>0,609375</text:p>
          </table:table-cell>
          <table:table-cell table:number-columns-repeated="6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08805" calcext:value-type="float">
            <text:p>0,608805</text:p>
          </table:table-cell>
          <table:table-cell table:number-columns-repeated="6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08164" calcext:value-type="float">
            <text:p>0,608164</text:p>
          </table:table-cell>
          <table:table-cell table:number-columns-repeated="6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610411" calcext:value-type="float">
            <text:p>0,610411</text:p>
          </table:table-cell>
          <table:table-cell table:number-columns-repeated="6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08758" calcext:value-type="float">
            <text:p>0,608758</text:p>
          </table:table-cell>
          <table:table-cell table:number-columns-repeated="6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10988" calcext:value-type="float">
            <text:p>0,610988</text:p>
          </table:table-cell>
          <table:table-cell table:number-columns-repeated="6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09461" calcext:value-type="float">
            <text:p>0,609461</text:p>
          </table:table-cell>
          <table:table-cell table:number-columns-repeated="6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6095" calcext:value-type="float">
            <text:p>0,6095</text:p>
          </table:table-cell>
          <table:table-cell table:number-columns-repeated="6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08624" calcext:value-type="float">
            <text:p>0,608624</text:p>
          </table:table-cell>
          <table:table-cell table:number-columns-repeated="6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10831" calcext:value-type="float">
            <text:p>0,610831</text:p>
          </table:table-cell>
          <table:table-cell table:number-columns-repeated="6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09236" calcext:value-type="float">
            <text:p>0,609236</text:p>
          </table:table-cell>
          <table:table-cell table:number-columns-repeated="6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610252" calcext:value-type="float">
            <text:p>0,610252</text:p>
          </table:table-cell>
          <table:table-cell table:number-columns-repeated="6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09606" calcext:value-type="float">
            <text:p>0,609606</text:p>
          </table:table-cell>
          <table:table-cell table:number-columns-repeated="6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09208" calcext:value-type="float">
            <text:p>0,609208</text:p>
          </table:table-cell>
          <table:table-cell table:number-columns-repeated="6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608587" calcext:value-type="float">
            <text:p>0,608587</text:p>
          </table:table-cell>
          <table:table-cell table:number-columns-repeated="6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10757" calcext:value-type="float">
            <text:p>0,610757</text:p>
          </table:table-cell>
          <table:table-cell table:number-columns-repeated="6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0885" calcext:value-type="float">
            <text:p>0,60885</text:p>
          </table:table-cell>
          <table:table-cell table:number-columns-repeated="6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1073" calcext:value-type="float">
            <text:p>0,61073</text:p>
          </table:table-cell>
          <table:table-cell table:number-columns-repeated="6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610108" calcext:value-type="float">
            <text:p>0,610108</text:p>
          </table:table-cell>
          <table:table-cell table:number-columns-repeated="6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1009" calcext:value-type="float">
            <text:p>0,61009</text:p>
          </table:table-cell>
          <table:table-cell table:number-columns-repeated="6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608916" calcext:value-type="float">
            <text:p>0,608916</text:p>
          </table:table-cell>
          <table:table-cell table:number-columns-repeated="6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09908" calcext:value-type="float">
            <text:p>0,609908</text:p>
          </table:table-cell>
          <table:table-cell table:number-columns-repeated="6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08371" calcext:value-type="float">
            <text:p>0,608371</text:p>
          </table:table-cell>
          <table:table-cell table:number-columns-repeated="6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10495" calcext:value-type="float">
            <text:p>0,610495</text:p>
          </table:table-cell>
          <table:table-cell table:number-columns-repeated="6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09781" calcext:value-type="float">
            <text:p>0,609781</text:p>
          </table:table-cell>
          <table:table-cell table:number-columns-repeated="6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610006" calcext:value-type="float">
            <text:p>0,610006</text:p>
          </table:table-cell>
          <table:table-cell table:number-columns-repeated="6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08817" calcext:value-type="float">
            <text:p>0,608817</text:p>
          </table:table-cell>
          <table:table-cell table:number-columns-repeated="6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10073" calcext:value-type="float">
            <text:p>0,610073</text:p>
          </table:table-cell>
          <table:table-cell table:number-columns-repeated="6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608531" calcext:value-type="float">
            <text:p>0,608531</text:p>
          </table:table-cell>
          <table:table-cell table:number-columns-repeated="6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1062" calcext:value-type="float">
            <text:p>0,61062</text:p>
          </table:table-cell>
          <table:table-cell table:number-columns-repeated="6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09647" calcext:value-type="float">
            <text:p>0,609647</text:p>
          </table:table-cell>
          <table:table-cell table:number-columns-repeated="6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609244" calcext:value-type="float">
            <text:p>0,609244</text:p>
          </table:table-cell>
          <table:table-cell table:number-columns-repeated="6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608611" calcext:value-type="float">
            <text:p>0,608611</text:p>
          </table:table-cell>
          <table:table-cell table:number-columns-repeated="6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610115" calcext:value-type="float">
            <text:p>0,610115</text:p>
          </table:table-cell>
          <table:table-cell table:number-columns-repeated="6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08403" calcext:value-type="float">
            <text:p>0,608403</text:p>
          </table:table-cell>
          <table:table-cell table:number-columns-repeated="6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10459" calcext:value-type="float">
            <text:p>0,610459</text:p>
          </table:table-cell>
          <table:table-cell table:number-columns-repeated="6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09245" calcext:value-type="float">
            <text:p>0,609245</text:p>
          </table:table-cell>
          <table:table-cell table:number-columns-repeated="6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09523" calcext:value-type="float">
            <text:p>0,609523</text:p>
          </table:table-cell>
          <table:table-cell table:number-columns-repeated="6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60894" calcext:value-type="float">
            <text:p>0,60894</text:p>
          </table:table-cell>
          <table:table-cell table:number-columns-repeated="6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610973" calcext:value-type="float">
            <text:p>0,610973</text:p>
          </table:table-cell>
          <table:table-cell table:number-columns-repeated="6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09531" calcext:value-type="float">
            <text:p>0,609531</text:p>
          </table:table-cell>
          <table:table-cell table:number-columns-repeated="6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09607" calcext:value-type="float">
            <text:p>0,609607</text:p>
          </table:table-cell>
          <table:table-cell table:number-columns-repeated="6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0903" calcext:value-type="float">
            <text:p>0,60903</text:p>
          </table:table-cell>
          <table:table-cell table:number-columns-repeated="6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609252" calcext:value-type="float">
            <text:p>0,609252</text:p>
          </table:table-cell>
          <table:table-cell table:number-columns-repeated="6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08666" calcext:value-type="float">
            <text:p>0,608666</text:p>
          </table:table-cell>
          <table:table-cell table:number-columns-repeated="6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610669" calcext:value-type="float">
            <text:p>0,610669</text:p>
          </table:table-cell>
          <table:table-cell table:number-columns-repeated="6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08803" calcext:value-type="float">
            <text:p>0,608803</text:p>
          </table:table-cell>
          <table:table-cell table:number-columns-repeated="6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10298" calcext:value-type="float">
            <text:p>0,610298</text:p>
          </table:table-cell>
          <table:table-cell table:number-columns-repeated="6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609375" calcext:value-type="float">
            <text:p>0,609375</text:p>
          </table:table-cell>
          <table:table-cell table:number-columns-repeated="6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609645" calcext:value-type="float">
            <text:p>0,609645</text:p>
          </table:table-cell>
          <table:table-cell table:number-columns-repeated="6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09079" calcext:value-type="float">
            <text:p>0,609079</text:p>
          </table:table-cell>
          <table:table-cell table:number-columns-repeated="6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609998" calcext:value-type="float">
            <text:p>0,609998</text:p>
          </table:table-cell>
          <table:table-cell table:number-columns-repeated="6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08452" calcext:value-type="float">
            <text:p>0,608452</text:p>
          </table:table-cell>
          <table:table-cell table:number-columns-repeated="6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10416" calcext:value-type="float">
            <text:p>0,610416</text:p>
          </table:table-cell>
          <table:table-cell table:number-columns-repeated="6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09852" calcext:value-type="float">
            <text:p>0,609852</text:p>
          </table:table-cell>
          <table:table-cell table:number-columns-repeated="6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09513" calcext:value-type="float">
            <text:p>0,609513</text:p>
          </table:table-cell>
          <table:table-cell table:number-columns-repeated="6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08469" calcext:value-type="float">
            <text:p>0,608469</text:p>
          </table:table-cell>
          <table:table-cell table:number-columns-repeated="6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10413" calcext:value-type="float">
            <text:p>0,610413</text:p>
          </table:table-cell>
          <table:table-cell table:number-columns-repeated="6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09013" calcext:value-type="float">
            <text:p>0,609013</text:p>
          </table:table-cell>
          <table:table-cell table:number-columns-repeated="6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610428" calcext:value-type="float">
            <text:p>0,610428</text:p>
          </table:table-cell>
          <table:table-cell table:number-columns-repeated="6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09861" calcext:value-type="float">
            <text:p>0,609861</text:p>
          </table:table-cell>
          <table:table-cell table:number-columns-repeated="6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609486" calcext:value-type="float">
            <text:p>0,609486</text:p>
          </table:table-cell>
          <table:table-cell table:number-columns-repeated="6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608526" calcext:value-type="float">
            <text:p>0,608526</text:p>
          </table:table-cell>
          <table:table-cell table:number-columns-repeated="6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609886" calcext:value-type="float">
            <text:p>0,609886</text:p>
          </table:table-cell>
          <table:table-cell table:number-columns-repeated="6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08438" calcext:value-type="float">
            <text:p>0,608438</text:p>
          </table:table-cell>
          <table:table-cell table:number-columns-repeated="6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610344" calcext:value-type="float">
            <text:p>0,610344</text:p>
          </table:table-cell>
          <table:table-cell table:number-columns-repeated="6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09274" calcext:value-type="float">
            <text:p>0,609274</text:p>
          </table:table-cell>
          <table:table-cell table:number-columns-repeated="6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609533" calcext:value-type="float">
            <text:p>0,609533</text:p>
          </table:table-cell>
          <table:table-cell table:number-columns-repeated="6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08982" calcext:value-type="float">
            <text:p>0,608982</text:p>
          </table:table-cell>
          <table:table-cell table:number-columns-repeated="6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610117" calcext:value-type="float">
            <text:p>0,610117</text:p>
          </table:table-cell>
          <table:table-cell table:number-columns-repeated="6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08713" calcext:value-type="float">
            <text:p>0,608713</text:p>
          </table:table-cell>
          <table:table-cell table:number-columns-repeated="6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609592" calcext:value-type="float">
            <text:p>0,609592</text:p>
          </table:table-cell>
          <table:table-cell table:number-columns-repeated="6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08884" calcext:value-type="float">
            <text:p>0,608884</text:p>
          </table:table-cell>
          <table:table-cell table:number-columns-repeated="6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609141" calcext:value-type="float">
            <text:p>0,609141</text:p>
          </table:table-cell>
          <table:table-cell table:number-columns-repeated="6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08291" calcext:value-type="float">
            <text:p>0,608291</text:p>
          </table:table-cell>
          <table:table-cell table:number-columns-repeated="6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610153" calcext:value-type="float">
            <text:p>0,610153</text:p>
          </table:table-cell>
          <table:table-cell table:number-columns-repeated="6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08339" calcext:value-type="float">
            <text:p>0,608339</text:p>
          </table:table-cell>
          <table:table-cell table:number-columns-repeated="6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610192" calcext:value-type="float">
            <text:p>0,610192</text:p>
          </table:table-cell>
          <table:table-cell table:number-columns-repeated="6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09662" calcext:value-type="float">
            <text:p>0,609662</text:p>
          </table:table-cell>
          <table:table-cell table:number-columns-repeated="6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609868" calcext:value-type="float">
            <text:p>0,609868</text:p>
          </table:table-cell>
          <table:table-cell table:number-columns-repeated="6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609308" calcext:value-type="float">
            <text:p>0,609308</text:p>
          </table:table-cell>
          <table:table-cell table:number-columns-repeated="6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09988" calcext:value-type="float">
            <text:p>0,609988</text:p>
          </table:table-cell>
          <table:table-cell table:number-columns-repeated="6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60867" calcext:value-type="float">
            <text:p>0,60867</text:p>
          </table:table-cell>
          <table:table-cell table:number-columns-repeated="6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609771" calcext:value-type="float">
            <text:p>0,609771</text:p>
          </table:table-cell>
          <table:table-cell table:number-columns-repeated="6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60924" calcext:value-type="float">
            <text:p>0,60924</text:p>
          </table:table-cell>
          <table:table-cell table:number-columns-repeated="6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609011" calcext:value-type="float">
            <text:p>0,609011</text:p>
          </table:table-cell>
          <table:table-cell table:number-columns-repeated="6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07999" calcext:value-type="float">
            <text:p>0,607999</text:p>
          </table:table-cell>
          <table:table-cell table:number-columns-repeated="6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60981" calcext:value-type="float">
            <text:p>0,60981</text:p>
          </table:table-cell>
          <table:table-cell table:number-columns-repeated="6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08534" calcext:value-type="float">
            <text:p>0,608534</text:p>
          </table:table-cell>
          <table:table-cell table:number-columns-repeated="6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10334" calcext:value-type="float">
            <text:p>0,610334</text:p>
          </table:table-cell>
          <table:table-cell table:number-columns-repeated="6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609436" calcext:value-type="float">
            <text:p>0,609436</text:p>
          </table:table-cell>
          <table:table-cell table:number-columns-repeated="6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609005" calcext:value-type="float">
            <text:p>0,609005</text:p>
          </table:table-cell>
          <table:table-cell table:number-columns-repeated="6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608487" calcext:value-type="float">
            <text:p>0,608487</text:p>
          </table:table-cell>
          <table:table-cell table:number-columns-repeated="6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609853" calcext:value-type="float">
            <text:p>0,609853</text:p>
          </table:table-cell>
          <table:table-cell table:number-columns-repeated="6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608573" calcext:value-type="float">
            <text:p>0,608573</text:p>
          </table:table-cell>
          <table:table-cell table:number-columns-repeated="6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610349" calcext:value-type="float">
            <text:p>0,610349</text:p>
          </table:table-cell>
          <table:table-cell table:number-columns-repeated="6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0923" calcext:value-type="float">
            <text:p>0,60923</text:p>
          </table:table-cell>
          <table:table-cell table:number-columns-repeated="6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09062" calcext:value-type="float">
            <text:p>0,609062</text:p>
          </table:table-cell>
          <table:table-cell table:number-columns-repeated="6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608275" calcext:value-type="float">
            <text:p>0,608275</text:p>
          </table:table-cell>
          <table:table-cell table:number-columns-repeated="6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10036" calcext:value-type="float">
            <text:p>0,610036</text:p>
          </table:table-cell>
          <table:table-cell table:number-columns-repeated="6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608752" calcext:value-type="float">
            <text:p>0,608752</text:p>
          </table:table-cell>
          <table:table-cell table:number-columns-repeated="6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609575" calcext:value-type="float">
            <text:p>0,609575</text:p>
          </table:table-cell>
          <table:table-cell table:number-columns-repeated="6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09076" calcext:value-type="float">
            <text:p>0,609076</text:p>
          </table:table-cell>
          <table:table-cell table:number-columns-repeated="6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609317" calcext:value-type="float">
            <text:p>0,609317</text:p>
          </table:table-cell>
          <table:table-cell table:number-columns-repeated="6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08513" calcext:value-type="float">
            <text:p>0,608513</text:p>
          </table:table-cell>
          <table:table-cell table:number-columns-repeated="6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1025" calcext:value-type="float">
            <text:p>0,61025</text:p>
          </table:table-cell>
          <table:table-cell table:number-columns-repeated="6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08726" calcext:value-type="float">
            <text:p>0,608726</text:p>
          </table:table-cell>
          <table:table-cell table:number-columns-repeated="6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609963" calcext:value-type="float">
            <text:p>0,609963</text:p>
          </table:table-cell>
          <table:table-cell table:number-columns-repeated="6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609459" calcext:value-type="float">
            <text:p>0,609459</text:p>
          </table:table-cell>
          <table:table-cell table:number-columns-repeated="6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09695" calcext:value-type="float">
            <text:p>0,609695</text:p>
          </table:table-cell>
          <table:table-cell table:number-columns-repeated="6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609205" calcext:value-type="float">
            <text:p>0,609205</text:p>
          </table:table-cell>
          <table:table-cell table:number-columns-repeated="6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609313" calcext:value-type="float">
            <text:p>0,609313</text:p>
          </table:table-cell>
          <table:table-cell table:number-columns-repeated="6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608028" calcext:value-type="float">
            <text:p>0,608028</text:p>
          </table:table-cell>
          <table:table-cell table:number-columns-repeated="6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09737" calcext:value-type="float">
            <text:p>0,609737</text:p>
          </table:table-cell>
          <table:table-cell table:number-columns-repeated="6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09251" calcext:value-type="float">
            <text:p>0,609251</text:p>
          </table:table-cell>
          <table:table-cell table:number-columns-repeated="6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609334" calcext:value-type="float">
            <text:p>0,609334</text:p>
          </table:table-cell>
          <table:table-cell table:number-columns-repeated="6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608351" calcext:value-type="float">
            <text:p>0,608351</text:p>
          </table:table-cell>
          <table:table-cell table:number-columns-repeated="6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610043" calcext:value-type="float">
            <text:p>0,610043</text:p>
          </table:table-cell>
          <table:table-cell table:number-columns-repeated="6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60853" calcext:value-type="float">
            <text:p>0,60853</text:p>
          </table:table-cell>
          <table:table-cell table:number-columns-repeated="6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10214" calcext:value-type="float">
            <text:p>0,610214</text:p>
          </table:table-cell>
          <table:table-cell table:number-columns-repeated="6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09668" calcext:value-type="float">
            <text:p>0,609668</text:p>
          </table:table-cell>
          <table:table-cell table:number-columns-repeated="6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609268" calcext:value-type="float">
            <text:p>0,609268</text:p>
          </table:table-cell>
          <table:table-cell table:number-columns-repeated="6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608793" calcext:value-type="float">
            <text:p>0,608793</text:p>
          </table:table-cell>
          <table:table-cell table:number-columns-repeated="6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610462" calcext:value-type="float">
            <text:p>0,610462</text:p>
          </table:table-cell>
          <table:table-cell table:number-columns-repeated="6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09171" calcext:value-type="float">
            <text:p>0,609171</text:p>
          </table:table-cell>
          <table:table-cell table:number-columns-repeated="6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10176" calcext:value-type="float">
            <text:p>0,610176</text:p>
          </table:table-cell>
          <table:table-cell table:number-columns-repeated="6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09249" calcext:value-type="float">
            <text:p>0,609249</text:p>
          </table:table-cell>
          <table:table-cell table:number-columns-repeated="6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09477" calcext:value-type="float">
            <text:p>0,609477</text:p>
          </table:table-cell>
          <table:table-cell table:number-columns-repeated="6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0898" calcext:value-type="float">
            <text:p>0,60898</text:p>
          </table:table-cell>
          <table:table-cell table:number-columns-repeated="6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610162" calcext:value-type="float">
            <text:p>0,610162</text:p>
          </table:table-cell>
          <table:table-cell table:number-columns-repeated="6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608979" calcext:value-type="float">
            <text:p>0,608979</text:p>
          </table:table-cell>
          <table:table-cell table:number-columns-repeated="6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609609" calcext:value-type="float">
            <text:p>0,609609</text:p>
          </table:table-cell>
          <table:table-cell table:number-columns-repeated="6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608745" calcext:value-type="float">
            <text:p>0,608745</text:p>
          </table:table-cell>
          <table:table-cell table:number-columns-repeated="6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608938" calcext:value-type="float">
            <text:p>0,608938</text:p>
          </table:table-cell>
          <table:table-cell table:number-columns-repeated="6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608476" calcext:value-type="float">
            <text:p>0,608476</text:p>
          </table:table-cell>
          <table:table-cell table:number-columns-repeated="6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10105" calcext:value-type="float">
            <text:p>0,610105</text:p>
          </table:table-cell>
          <table:table-cell table:number-columns-repeated="6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08676" calcext:value-type="float">
            <text:p>0,608676</text:p>
          </table:table-cell>
          <table:table-cell table:number-columns-repeated="6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609882" calcext:value-type="float">
            <text:p>0,609882</text:p>
          </table:table-cell>
          <table:table-cell table:number-columns-repeated="6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0942" calcext:value-type="float">
            <text:p>0,60942</text:p>
          </table:table-cell>
          <table:table-cell table:number-columns-repeated="6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609163" calcext:value-type="float">
            <text:p>0,609163</text:p>
          </table:table-cell>
          <table:table-cell table:number-columns-repeated="6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608527" calcext:value-type="float">
            <text:p>0,608527</text:p>
          </table:table-cell>
          <table:table-cell table:number-columns-repeated="6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609285" calcext:value-type="float">
            <text:p>0,609285</text:p>
          </table:table-cell>
          <table:table-cell table:number-columns-repeated="6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608152" calcext:value-type="float">
            <text:p>0,608152</text:p>
          </table:table-cell>
          <table:table-cell table:number-columns-repeated="6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609755" calcext:value-type="float">
            <text:p>0,609755</text:p>
          </table:table-cell>
          <table:table-cell table:number-columns-repeated="6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609274" calcext:value-type="float">
            <text:p>0,609274</text:p>
          </table:table-cell>
          <table:table-cell table:number-columns-repeated="6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609495" calcext:value-type="float">
            <text:p>0,609495</text:p>
          </table:table-cell>
          <table:table-cell table:number-columns-repeated="6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08409" calcext:value-type="float">
            <text:p>0,608409</text:p>
          </table:table-cell>
          <table:table-cell table:number-columns-repeated="6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09998" calcext:value-type="float">
            <text:p>0,609998</text:p>
          </table:table-cell>
          <table:table-cell table:number-columns-repeated="6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608843" calcext:value-type="float">
            <text:p>0,608843</text:p>
          </table:table-cell>
          <table:table-cell table:number-columns-repeated="6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610062" calcext:value-type="float">
            <text:p>0,610062</text:p>
          </table:table-cell>
          <table:table-cell table:number-columns-repeated="6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609365" calcext:value-type="float">
            <text:p>0,609365</text:p>
          </table:table-cell>
          <table:table-cell table:number-columns-repeated="6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608864" calcext:value-type="float">
            <text:p>0,608864</text:p>
          </table:table-cell>
          <table:table-cell table:number-columns-repeated="6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608363" calcext:value-type="float">
            <text:p>0,608363</text:p>
          </table:table-cell>
          <table:table-cell table:number-columns-repeated="6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609318" calcext:value-type="float">
            <text:p>0,609318</text:p>
          </table:table-cell>
          <table:table-cell table:number-columns-repeated="6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608196" calcext:value-type="float">
            <text:p>0,608196</text:p>
          </table:table-cell>
          <table:table-cell table:number-columns-repeated="6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609761" calcext:value-type="float">
            <text:p>0,609761</text:p>
          </table:table-cell>
          <table:table-cell table:number-columns-repeated="6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08924" calcext:value-type="float">
            <text:p>0,608924</text:p>
          </table:table-cell>
          <table:table-cell table:number-columns-repeated="6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609141" calcext:value-type="float">
            <text:p>0,609141</text:p>
          </table:table-cell>
          <table:table-cell table:number-columns-repeated="6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608701" calcext:value-type="float">
            <text:p>0,608701</text:p>
          </table:table-cell>
          <table:table-cell table:number-columns-repeated="6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610251" calcext:value-type="float">
            <text:p>0,610251</text:p>
          </table:table-cell>
          <table:table-cell table:number-columns-repeated="6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08966" calcext:value-type="float">
            <text:p>0,608966</text:p>
          </table:table-cell>
          <table:table-cell table:number-columns-repeated="6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609693" calcext:value-type="float">
            <text:p>0,609693</text:p>
          </table:table-cell>
          <table:table-cell table:number-columns-repeated="6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609004" calcext:value-type="float">
            <text:p>0,609004</text:p>
          </table:table-cell>
          <table:table-cell table:number-columns-repeated="6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609032" calcext:value-type="float">
            <text:p>0,609032</text:p>
          </table:table-cell>
          <table:table-cell table:number-columns-repeated="6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608589" calcext:value-type="float">
            <text:p>0,608589</text:p>
          </table:table-cell>
          <table:table-cell table:number-columns-repeated="6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610122" calcext:value-type="float">
            <text:p>0,610122</text:p>
          </table:table-cell>
          <table:table-cell table:number-columns-repeated="6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08716" calcext:value-type="float">
            <text:p>0,608716</text:p>
          </table:table-cell>
          <table:table-cell table:number-columns-repeated="6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09645" calcext:value-type="float">
            <text:p>0,609645</text:p>
          </table:table-cell>
          <table:table-cell table:number-columns-repeated="6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09219" calcext:value-type="float">
            <text:p>0,609219</text:p>
          </table:table-cell>
          <table:table-cell table:number-columns-repeated="6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609308" calcext:value-type="float">
            <text:p>0,609308</text:p>
          </table:table-cell>
          <table:table-cell table:number-columns-repeated="6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08878" calcext:value-type="float">
            <text:p>0,608878</text:p>
          </table:table-cell>
          <table:table-cell table:number-columns-repeated="6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609592" calcext:value-type="float">
            <text:p>0,609592</text:p>
          </table:table-cell>
          <table:table-cell table:number-columns-repeated="6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608493" calcext:value-type="float">
            <text:p>0,608493</text:p>
          </table:table-cell>
          <table:table-cell table:number-columns-repeated="6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609584" calcext:value-type="float">
            <text:p>0,609584</text:p>
          </table:table-cell>
          <table:table-cell table:number-columns-repeated="6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08842" calcext:value-type="float">
            <text:p>0,608842</text:p>
          </table:table-cell>
          <table:table-cell table:number-columns-repeated="6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609053" calcext:value-type="float">
            <text:p>0,609053</text:p>
          </table:table-cell>
          <table:table-cell table:number-columns-repeated="6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608132" calcext:value-type="float">
            <text:p>0,608132</text:p>
          </table:table-cell>
          <table:table-cell table:number-columns-repeated="6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609632" calcext:value-type="float">
            <text:p>0,609632</text:p>
          </table:table-cell>
          <table:table-cell table:number-columns-repeated="6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608531" calcext:value-type="float">
            <text:p>0,608531</text:p>
          </table:table-cell>
          <table:table-cell table:number-columns-repeated="6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610023" calcext:value-type="float">
            <text:p>0,610023</text:p>
          </table:table-cell>
          <table:table-cell table:number-columns-repeated="6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609591" calcext:value-type="float">
            <text:p>0,609591</text:p>
          </table:table-cell>
          <table:table-cell table:number-columns-repeated="6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609012" calcext:value-type="float">
            <text:p>0,609012</text:p>
          </table:table-cell>
          <table:table-cell table:number-columns-repeated="6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608593" calcext:value-type="float">
            <text:p>0,608593</text:p>
          </table:table-cell>
          <table:table-cell table:number-columns-repeated="6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609742" calcext:value-type="float">
            <text:p>0,609742</text:p>
          </table:table-cell>
          <table:table-cell table:number-columns-repeated="6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608582" calcext:value-type="float">
            <text:p>0,608582</text:p>
          </table:table-cell>
          <table:table-cell table:number-columns-repeated="6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6099" calcext:value-type="float">
            <text:p>0,6099</text:p>
          </table:table-cell>
          <table:table-cell table:number-columns-repeated="6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609082" calcext:value-type="float">
            <text:p>0,609082</text:p>
          </table:table-cell>
          <table:table-cell table:number-columns-repeated="6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609258" calcext:value-type="float">
            <text:p>0,609258</text:p>
          </table:table-cell>
          <table:table-cell table:number-columns-repeated="6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08496" calcext:value-type="float">
            <text:p>0,608496</text:p>
          </table:table-cell>
          <table:table-cell table:number-columns-repeated="6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609594" calcext:value-type="float">
            <text:p>0,609594</text:p>
          </table:table-cell>
          <table:table-cell table:number-columns-repeated="6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08548" calcext:value-type="float">
            <text:p>0,608548</text:p>
          </table:table-cell>
          <table:table-cell table:number-columns-repeated="6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09237" calcext:value-type="float">
            <text:p>0,609237</text:p>
          </table:table-cell>
          <table:table-cell table:number-columns-repeated="6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08804" calcext:value-type="float">
            <text:p>0,608804</text:p>
          </table:table-cell>
          <table:table-cell table:number-columns-repeated="6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09008" calcext:value-type="float">
            <text:p>0,609008</text:p>
          </table:table-cell>
          <table:table-cell table:number-columns-repeated="6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08598" calcext:value-type="float">
            <text:p>0,608598</text:p>
          </table:table-cell>
          <table:table-cell table:number-columns-repeated="6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609233" calcext:value-type="float">
            <text:p>0,609233</text:p>
          </table:table-cell>
          <table:table-cell table:number-columns-repeated="6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07966" calcext:value-type="float">
            <text:p>0,607966</text:p>
          </table:table-cell>
          <table:table-cell table:number-columns-repeated="6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09411" calcext:value-type="float">
            <text:p>0,609411</text:p>
          </table:table-cell>
          <table:table-cell table:number-columns-repeated="6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09002" calcext:value-type="float">
            <text:p>0,609002</text:p>
          </table:table-cell>
          <table:table-cell table:number-columns-repeated="6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609203" calcext:value-type="float">
            <text:p>0,609203</text:p>
          </table:table-cell>
          <table:table-cell table:number-columns-repeated="6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08696" calcext:value-type="float">
            <text:p>0,608696</text:p>
          </table:table-cell>
          <table:table-cell table:number-columns-repeated="6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609373" calcext:value-type="float">
            <text:p>0,609373</text:p>
          </table:table-cell>
          <table:table-cell table:number-columns-repeated="6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608109" calcext:value-type="float">
            <text:p>0,608109</text:p>
          </table:table-cell>
          <table:table-cell table:number-columns-repeated="6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609537" calcext:value-type="float">
            <text:p>0,609537</text:p>
          </table:table-cell>
          <table:table-cell table:number-columns-repeated="6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09126" calcext:value-type="float">
            <text:p>0,609126</text:p>
          </table:table-cell>
          <table:table-cell table:number-columns-repeated="6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09298" calcext:value-type="float">
            <text:p>0,609298</text:p>
          </table:table-cell>
          <table:table-cell table:number-columns-repeated="6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608407" calcext:value-type="float">
            <text:p>0,608407</text:p>
          </table:table-cell>
          <table:table-cell table:number-columns-repeated="6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60952" calcext:value-type="float">
            <text:p>0,60952</text:p>
          </table:table-cell>
          <table:table-cell table:number-columns-repeated="6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608469" calcext:value-type="float">
            <text:p>0,608469</text:p>
          </table:table-cell>
          <table:table-cell table:number-columns-repeated="6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609331" calcext:value-type="float">
            <text:p>0,609331</text:p>
          </table:table-cell>
          <table:table-cell table:number-columns-repeated="6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08932" calcext:value-type="float">
            <text:p>0,608932</text:p>
          </table:table-cell>
          <table:table-cell table:number-columns-repeated="6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60861" calcext:value-type="float">
            <text:p>0,60861</text:p>
          </table:table-cell>
          <table:table-cell table:number-columns-repeated="6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608208" calcext:value-type="float">
            <text:p>0,608208</text:p>
          </table:table-cell>
          <table:table-cell table:number-columns-repeated="6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60961" calcext:value-type="float">
            <text:p>0,60961</text:p>
          </table:table-cell>
          <table:table-cell table:number-columns-repeated="6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08584" calcext:value-type="float">
            <text:p>0,608584</text:p>
          </table:table-cell>
          <table:table-cell table:number-columns-repeated="6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609634" calcext:value-type="float">
            <text:p>0,609634</text:p>
          </table:table-cell>
          <table:table-cell table:number-columns-repeated="6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08683" calcext:value-type="float">
            <text:p>0,608683</text:p>
          </table:table-cell>
          <table:table-cell table:number-columns-repeated="6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08549" calcext:value-type="float">
            <text:p>0,608549</text:p>
          </table:table-cell>
          <table:table-cell table:number-columns-repeated="6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08158" calcext:value-type="float">
            <text:p>0,608158</text:p>
          </table:table-cell>
          <table:table-cell table:number-columns-repeated="6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09545" calcext:value-type="float">
            <text:p>0,609545</text:p>
          </table:table-cell>
          <table:table-cell table:number-columns-repeated="6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08543" calcext:value-type="float">
            <text:p>0,608543</text:p>
          </table:table-cell>
          <table:table-cell table:number-columns-repeated="6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09197" calcext:value-type="float">
            <text:p>0,609197</text:p>
          </table:table-cell>
          <table:table-cell table:number-columns-repeated="6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08807" calcext:value-type="float">
            <text:p>0,608807</text:p>
          </table:table-cell>
          <table:table-cell table:number-columns-repeated="6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608677" calcext:value-type="float">
            <text:p>0,608677</text:p>
          </table:table-cell>
          <table:table-cell table:number-columns-repeated="6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608272" calcext:value-type="float">
            <text:p>0,608272</text:p>
          </table:table-cell>
          <table:table-cell table:number-columns-repeated="6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609644" calcext:value-type="float">
            <text:p>0,609644</text:p>
          </table:table-cell>
          <table:table-cell table:number-columns-repeated="6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608393" calcext:value-type="float">
            <text:p>0,608393</text:p>
          </table:table-cell>
          <table:table-cell table:number-columns-repeated="6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609761" calcext:value-type="float">
            <text:p>0,609761</text:p>
          </table:table-cell>
          <table:table-cell table:number-columns-repeated="6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609098" calcext:value-type="float">
            <text:p>0,609098</text:p>
          </table:table-cell>
          <table:table-cell table:number-columns-repeated="6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09288" calcext:value-type="float">
            <text:p>0,609288</text:p>
          </table:table-cell>
          <table:table-cell table:number-columns-repeated="6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08624" calcext:value-type="float">
            <text:p>0,608624</text:p>
          </table:table-cell>
          <table:table-cell table:number-columns-repeated="6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609171" calcext:value-type="float">
            <text:p>0,609171</text:p>
          </table:table-cell>
          <table:table-cell table:number-columns-repeated="6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608215" calcext:value-type="float">
            <text:p>0,608215</text:p>
          </table:table-cell>
          <table:table-cell table:number-columns-repeated="6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609568" calcext:value-type="float">
            <text:p>0,609568</text:p>
          </table:table-cell>
          <table:table-cell table:number-columns-repeated="6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609089" calcext:value-type="float">
            <text:p>0,609089</text:p>
          </table:table-cell>
          <table:table-cell table:number-columns-repeated="6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609278" calcext:value-type="float">
            <text:p>0,609278</text:p>
          </table:table-cell>
          <table:table-cell table:number-columns-repeated="6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608511" calcext:value-type="float">
            <text:p>0,608511</text:p>
          </table:table-cell>
          <table:table-cell table:number-columns-repeated="6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609333" calcext:value-type="float">
            <text:p>0,609333</text:p>
          </table:table-cell>
          <table:table-cell table:number-columns-repeated="6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08374" calcext:value-type="float">
            <text:p>0,608374</text:p>
          </table:table-cell>
          <table:table-cell table:number-columns-repeated="6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609349" calcext:value-type="float">
            <text:p>0,609349</text:p>
          </table:table-cell>
          <table:table-cell table:number-columns-repeated="6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608953" calcext:value-type="float">
            <text:p>0,608953</text:p>
          </table:table-cell>
          <table:table-cell table:number-columns-repeated="6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608556" calcext:value-type="float">
            <text:p>0,608556</text:p>
          </table:table-cell>
          <table:table-cell table:number-columns-repeated="6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08181" calcext:value-type="float">
            <text:p>0,608181</text:p>
          </table:table-cell>
          <table:table-cell table:number-columns-repeated="6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609512" calcext:value-type="float">
            <text:p>0,609512</text:p>
          </table:table-cell>
          <table:table-cell table:number-columns-repeated="6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608413" calcext:value-type="float">
            <text:p>0,608413</text:p>
          </table:table-cell>
          <table:table-cell table:number-columns-repeated="6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09462" calcext:value-type="float">
            <text:p>0,609462</text:p>
          </table:table-cell>
          <table:table-cell table:number-columns-repeated="6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0873" calcext:value-type="float">
            <text:p>0,60873</text:p>
          </table:table-cell>
          <table:table-cell table:number-columns-repeated="6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608917" calcext:value-type="float">
            <text:p>0,608917</text:p>
          </table:table-cell>
          <table:table-cell table:number-columns-repeated="6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608505" calcext:value-type="float">
            <text:p>0,608505</text:p>
          </table:table-cell>
          <table:table-cell table:number-columns-repeated="6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609821" calcext:value-type="float">
            <text:p>0,609821</text:p>
          </table:table-cell>
          <table:table-cell table:number-columns-repeated="6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0879" calcext:value-type="float">
            <text:p>0,60879</text:p>
          </table:table-cell>
          <table:table-cell table:number-columns-repeated="6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608915" calcext:value-type="float">
            <text:p>0,608915</text:p>
          </table:table-cell>
          <table:table-cell table:number-columns-repeated="6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0854" calcext:value-type="float">
            <text:p>0,60854</text:p>
          </table:table-cell>
          <table:table-cell table:number-columns-repeated="6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608725" calcext:value-type="float">
            <text:p>0,608725</text:p>
          </table:table-cell>
          <table:table-cell table:number-columns-repeated="6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608167" calcext:value-type="float">
            <text:p>0,608167</text:p>
          </table:table-cell>
          <table:table-cell table:number-columns-repeated="6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09472" calcext:value-type="float">
            <text:p>0,609472</text:p>
          </table:table-cell>
          <table:table-cell table:number-columns-repeated="6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08331" calcext:value-type="float">
            <text:p>0,608331</text:p>
          </table:table-cell>
          <table:table-cell table:number-columns-repeated="6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60963" calcext:value-type="float">
            <text:p>0,60963</text:p>
          </table:table-cell>
          <table:table-cell table:number-columns-repeated="6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08997" calcext:value-type="float">
            <text:p>0,608997</text:p>
          </table:table-cell>
          <table:table-cell table:number-columns-repeated="6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609157" calcext:value-type="float">
            <text:p>0,609157</text:p>
          </table:table-cell>
          <table:table-cell table:number-columns-repeated="6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08786" calcext:value-type="float">
            <text:p>0,608786</text:p>
          </table:table-cell>
          <table:table-cell table:number-columns-repeated="6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60918" calcext:value-type="float">
            <text:p>0,60918</text:p>
          </table:table-cell>
          <table:table-cell table:number-columns-repeated="6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60826" calcext:value-type="float">
            <text:p>0,60826</text:p>
          </table:table-cell>
          <table:table-cell table:number-columns-repeated="6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09547" calcext:value-type="float">
            <text:p>0,609547</text:p>
          </table:table-cell>
          <table:table-cell table:number-columns-repeated="6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09102" calcext:value-type="float">
            <text:p>0,609102</text:p>
          </table:table-cell>
          <table:table-cell table:number-columns-repeated="6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08915" calcext:value-type="float">
            <text:p>0,608915</text:p>
          </table:table-cell>
          <table:table-cell table:number-columns-repeated="6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0821" calcext:value-type="float">
            <text:p>0,60821</text:p>
          </table:table-cell>
          <table:table-cell table:number-columns-repeated="6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09178" calcext:value-type="float">
            <text:p>0,609178</text:p>
          </table:table-cell>
          <table:table-cell table:number-columns-repeated="6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608214" calcext:value-type="float">
            <text:p>0,608214</text:p>
          </table:table-cell>
          <table:table-cell table:number-columns-repeated="6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09489" calcext:value-type="float">
            <text:p>0,609489</text:p>
          </table:table-cell>
          <table:table-cell table:number-columns-repeated="6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09128" calcext:value-type="float">
            <text:p>0,609128</text:p>
          </table:table-cell>
          <table:table-cell table:number-columns-repeated="6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608841" calcext:value-type="float">
            <text:p>0,608841</text:p>
          </table:table-cell>
          <table:table-cell table:number-columns-repeated="6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08131" calcext:value-type="float">
            <text:p>0,608131</text:p>
          </table:table-cell>
          <table:table-cell table:number-columns-repeated="6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09398" calcext:value-type="float">
            <text:p>0,609398</text:p>
          </table:table-cell>
          <table:table-cell table:number-columns-repeated="6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608495" calcext:value-type="float">
            <text:p>0,608495</text:p>
          </table:table-cell>
          <table:table-cell table:number-columns-repeated="6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09757" calcext:value-type="float">
            <text:p>0,609757</text:p>
          </table:table-cell>
          <table:table-cell table:number-columns-repeated="6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0904" calcext:value-type="float">
            <text:p>0,60904</text:p>
          </table:table-cell>
          <table:table-cell table:number-columns-repeated="6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09134" calcext:value-type="float">
            <text:p>0,609134</text:p>
          </table:table-cell>
          <table:table-cell table:number-columns-repeated="6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08779" calcext:value-type="float">
            <text:p>0,608779</text:p>
          </table:table-cell>
          <table:table-cell table:number-columns-repeated="6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609547" calcext:value-type="float">
            <text:p>0,609547</text:p>
          </table:table-cell>
          <table:table-cell table:number-columns-repeated="6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08581" calcext:value-type="float">
            <text:p>0,608581</text:p>
          </table:table-cell>
          <table:table-cell table:number-columns-repeated="6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609196" calcext:value-type="float">
            <text:p>0,609196</text:p>
          </table:table-cell>
          <table:table-cell table:number-columns-repeated="6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08843" calcext:value-type="float">
            <text:p>0,608843</text:p>
          </table:table-cell>
          <table:table-cell table:number-columns-repeated="6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608734" calcext:value-type="float">
            <text:p>0,608734</text:p>
          </table:table-cell>
          <table:table-cell table:number-columns-repeated="6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08379" calcext:value-type="float">
            <text:p>0,608379</text:p>
          </table:table-cell>
          <table:table-cell table:number-columns-repeated="6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09358" calcext:value-type="float">
            <text:p>0,609358</text:p>
          </table:table-cell>
          <table:table-cell table:number-columns-repeated="6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08151" calcext:value-type="float">
            <text:p>0,608151</text:p>
          </table:table-cell>
          <table:table-cell table:number-columns-repeated="6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09389" calcext:value-type="float">
            <text:p>0,609389</text:p>
          </table:table-cell>
          <table:table-cell table:number-columns-repeated="6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09024" calcext:value-type="float">
            <text:p>0,609024</text:p>
          </table:table-cell>
          <table:table-cell table:number-columns-repeated="6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09198" calcext:value-type="float">
            <text:p>0,609198</text:p>
          </table:table-cell>
          <table:table-cell table:number-columns-repeated="6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0885" calcext:value-type="float">
            <text:p>0,60885</text:p>
          </table:table-cell>
          <table:table-cell table:number-columns-repeated="6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09434" calcext:value-type="float">
            <text:p>0,609434</text:p>
          </table:table-cell>
          <table:table-cell table:number-columns-repeated="6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08547" calcext:value-type="float">
            <text:p>0,608547</text:p>
          </table:table-cell>
          <table:table-cell table:number-columns-repeated="6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09122" calcext:value-type="float">
            <text:p>0,609122</text:p>
          </table:table-cell>
          <table:table-cell table:number-columns-repeated="6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0859" calcext:value-type="float">
            <text:p>0,60859</text:p>
          </table:table-cell>
          <table:table-cell table:number-columns-repeated="6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08744" calcext:value-type="float">
            <text:p>0,608744</text:p>
          </table:table-cell>
          <table:table-cell table:number-columns-repeated="6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08093" calcext:value-type="float">
            <text:p>0,608093</text:p>
          </table:table-cell>
          <table:table-cell table:number-columns-repeated="6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09313" calcext:value-type="float">
            <text:p>0,609313</text:p>
          </table:table-cell>
          <table:table-cell table:number-columns-repeated="6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08445" calcext:value-type="float">
            <text:p>0,608445</text:p>
          </table:table-cell>
          <table:table-cell table:number-columns-repeated="6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09659" calcext:value-type="float">
            <text:p>0,609659</text:p>
          </table:table-cell>
          <table:table-cell table:number-columns-repeated="6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0904" calcext:value-type="float">
            <text:p>0,60904</text:p>
          </table:table-cell>
          <table:table-cell table:number-columns-repeated="6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08769" calcext:value-type="float">
            <text:p>0,608769</text:p>
          </table:table-cell>
          <table:table-cell table:number-columns-repeated="6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08266" calcext:value-type="float">
            <text:p>0,608266</text:p>
          </table:table-cell>
          <table:table-cell table:number-columns-repeated="6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609473" calcext:value-type="float">
            <text:p>0,609473</text:p>
          </table:table-cell>
          <table:table-cell table:number-columns-repeated="6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08622" calcext:value-type="float">
            <text:p>0,608622</text:p>
          </table:table-cell>
          <table:table-cell table:number-columns-repeated="6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609502" calcext:value-type="float">
            <text:p>0,609502</text:p>
          </table:table-cell>
          <table:table-cell table:number-columns-repeated="6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08764" calcext:value-type="float">
            <text:p>0,608764</text:p>
          </table:table-cell>
          <table:table-cell table:number-columns-repeated="6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08595" calcext:value-type="float">
            <text:p>0,608595</text:p>
          </table:table-cell>
          <table:table-cell table:number-columns-repeated="6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08254" calcext:value-type="float">
            <text:p>0,608254</text:p>
          </table:table-cell>
          <table:table-cell table:number-columns-repeated="6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0945" calcext:value-type="float">
            <text:p>0,60945</text:p>
          </table:table-cell>
          <table:table-cell table:number-columns-repeated="6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08598" calcext:value-type="float">
            <text:p>0,608598</text:p>
          </table:table-cell>
          <table:table-cell table:number-columns-repeated="6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09165" calcext:value-type="float">
            <text:p>0,609165</text:p>
          </table:table-cell>
          <table:table-cell table:number-columns-repeated="6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608796" calcext:value-type="float">
            <text:p>0,608796</text:p>
          </table:table-cell>
          <table:table-cell table:number-columns-repeated="6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08946" calcext:value-type="float">
            <text:p>0,608946</text:p>
          </table:table-cell>
          <table:table-cell table:number-columns-repeated="6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08372" calcext:value-type="float">
            <text:p>0,608372</text:p>
          </table:table-cell>
          <table:table-cell table:number-columns-repeated="6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609557" calcext:value-type="float">
            <text:p>0,609557</text:p>
          </table:table-cell>
          <table:table-cell table:number-columns-repeated="6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08446" calcext:value-type="float">
            <text:p>0,608446</text:p>
          </table:table-cell>
          <table:table-cell table:number-columns-repeated="6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09627" calcext:value-type="float">
            <text:p>0,609627</text:p>
          </table:table-cell>
          <table:table-cell table:number-columns-repeated="6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09293" calcext:value-type="float">
            <text:p>0,609293</text:p>
          </table:table-cell>
          <table:table-cell table:number-columns-repeated="6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609204" calcext:value-type="float">
            <text:p>0,609204</text:p>
          </table:table-cell>
          <table:table-cell table:number-columns-repeated="6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08858" calcext:value-type="float">
            <text:p>0,608858</text:p>
          </table:table-cell>
          <table:table-cell table:number-columns-repeated="6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08982" calcext:value-type="float">
            <text:p>0,608982</text:p>
          </table:table-cell>
          <table:table-cell table:number-columns-repeated="6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08128" calcext:value-type="float">
            <text:p>0,608128</text:p>
          </table:table-cell>
          <table:table-cell table:number-columns-repeated="6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09076" calcext:value-type="float">
            <text:p>0,609076</text:p>
          </table:table-cell>
          <table:table-cell table:number-columns-repeated="6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608741" calcext:value-type="float">
            <text:p>0,608741</text:p>
          </table:table-cell>
          <table:table-cell table:number-columns-repeated="6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608907" calcext:value-type="float">
            <text:p>0,608907</text:p>
          </table:table-cell>
          <table:table-cell table:number-columns-repeated="6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608267" calcext:value-type="float">
            <text:p>0,608267</text:p>
          </table:table-cell>
          <table:table-cell table:number-columns-repeated="6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60912" calcext:value-type="float">
            <text:p>0,60912</text:p>
          </table:table-cell>
          <table:table-cell table:number-columns-repeated="6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08159" calcext:value-type="float">
            <text:p>0,608159</text:p>
          </table:table-cell>
          <table:table-cell table:number-columns-repeated="6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609321" calcext:value-type="float">
            <text:p>0,609321</text:p>
          </table:table-cell>
          <table:table-cell table:number-columns-repeated="6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08993" calcext:value-type="float">
            <text:p>0,608993</text:p>
          </table:table-cell>
          <table:table-cell table:number-columns-repeated="6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0877" calcext:value-type="float">
            <text:p>0,60877</text:p>
          </table:table-cell>
          <table:table-cell table:number-columns-repeated="6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08336" calcext:value-type="float">
            <text:p>0,608336</text:p>
          </table:table-cell>
          <table:table-cell table:number-columns-repeated="6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0949" calcext:value-type="float">
            <text:p>0,60949</text:p>
          </table:table-cell>
          <table:table-cell table:number-columns-repeated="6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08668" calcext:value-type="float">
            <text:p>0,608668</text:p>
          </table:table-cell>
          <table:table-cell table:number-columns-repeated="6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09375" calcext:value-type="float">
            <text:p>0,609375</text:p>
          </table:table-cell>
          <table:table-cell table:number-columns-repeated="6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08692" calcext:value-type="float">
            <text:p>0,608692</text:p>
          </table:table-cell>
          <table:table-cell table:number-columns-repeated="6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08855" calcext:value-type="float">
            <text:p>0,608855</text:p>
          </table:table-cell>
          <table:table-cell table:number-columns-repeated="6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0836" calcext:value-type="float">
            <text:p>0,60836</text:p>
          </table:table-cell>
          <table:table-cell table:number-columns-repeated="6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09504" calcext:value-type="float">
            <text:p>0,609504</text:p>
          </table:table-cell>
          <table:table-cell table:number-columns-repeated="6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08647" calcext:value-type="float">
            <text:p>0,608647</text:p>
          </table:table-cell>
          <table:table-cell table:number-columns-repeated="6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0919" calcext:value-type="float">
            <text:p>0,60919</text:p>
          </table:table-cell>
          <table:table-cell table:number-columns-repeated="6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08664" calcext:value-type="float">
            <text:p>0,608664</text:p>
          </table:table-cell>
          <table:table-cell table:number-columns-repeated="6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08826" calcext:value-type="float">
            <text:p>0,608826</text:p>
          </table:table-cell>
          <table:table-cell table:number-columns-repeated="6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08477" calcext:value-type="float">
            <text:p>0,608477</text:p>
          </table:table-cell>
          <table:table-cell table:number-columns-repeated="6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09341" calcext:value-type="float">
            <text:p>0,609341</text:p>
          </table:table-cell>
          <table:table-cell table:number-columns-repeated="6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608315" calcext:value-type="float">
            <text:p>0,608315</text:p>
          </table:table-cell>
          <table:table-cell table:number-columns-repeated="6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09446" calcext:value-type="float">
            <text:p>0,609446</text:p>
          </table:table-cell>
          <table:table-cell table:number-columns-repeated="6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609123" calcext:value-type="float">
            <text:p>0,609123</text:p>
          </table:table-cell>
          <table:table-cell table:number-columns-repeated="6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08865" calcext:value-type="float">
            <text:p>0,608865</text:p>
          </table:table-cell>
          <table:table-cell table:number-columns-repeated="6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08549" calcext:value-type="float">
            <text:p>0,608549</text:p>
          </table:table-cell>
          <table:table-cell table:number-columns-repeated="6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09084" calcext:value-type="float">
            <text:p>0,609084</text:p>
          </table:table-cell>
          <table:table-cell table:number-columns-repeated="6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0826" calcext:value-type="float">
            <text:p>0,60826</text:p>
          </table:table-cell>
          <table:table-cell table:number-columns-repeated="6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609151" calcext:value-type="float">
            <text:p>0,609151</text:p>
          </table:table-cell>
          <table:table-cell table:number-columns-repeated="6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08835" calcext:value-type="float">
            <text:p>0,608835</text:p>
          </table:table-cell>
          <table:table-cell table:number-columns-repeated="6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608994" calcext:value-type="float">
            <text:p>0,608994</text:p>
          </table:table-cell>
          <table:table-cell table:number-columns-repeated="6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08235" calcext:value-type="float">
            <text:p>0,608235</text:p>
          </table:table-cell>
          <table:table-cell table:number-columns-repeated="6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60935" calcext:value-type="float">
            <text:p>0,60935</text:p>
          </table:table-cell>
          <table:table-cell table:number-columns-repeated="6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608491" calcext:value-type="float">
            <text:p>0,608491</text:p>
          </table:table-cell>
          <table:table-cell table:number-columns-repeated="6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609384" calcext:value-type="float">
            <text:p>0,609384</text:p>
          </table:table-cell>
          <table:table-cell table:number-columns-repeated="6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608945" calcext:value-type="float">
            <text:p>0,608945</text:p>
          </table:table-cell>
          <table:table-cell table:number-columns-repeated="6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6087" calcext:value-type="float">
            <text:p>0,6087</text:p>
          </table:table-cell>
          <table:table-cell table:number-columns-repeated="6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608389" calcext:value-type="float">
            <text:p>0,608389</text:p>
          </table:table-cell>
          <table:table-cell table:number-columns-repeated="6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60907" calcext:value-type="float">
            <text:p>0,60907</text:p>
          </table:table-cell>
          <table:table-cell table:number-columns-repeated="6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608276" calcext:value-type="float">
            <text:p>0,608276</text:p>
          </table:table-cell>
          <table:table-cell table:number-columns-repeated="6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609379" calcext:value-type="float">
            <text:p>0,609379</text:p>
          </table:table-cell>
          <table:table-cell table:number-columns-repeated="6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608774" calcext:value-type="float">
            <text:p>0,608774</text:p>
          </table:table-cell>
          <table:table-cell table:number-columns-repeated="6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608914" calcext:value-type="float">
            <text:p>0,608914</text:p>
          </table:table-cell>
          <table:table-cell table:number-columns-repeated="6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608594" calcext:value-type="float">
            <text:p>0,608594</text:p>
          </table:table-cell>
          <table:table-cell table:number-columns-repeated="6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609484" calcext:value-type="float">
            <text:p>0,609484</text:p>
          </table:table-cell>
          <table:table-cell table:number-columns-repeated="6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608532" calcext:value-type="float">
            <text:p>0,608532</text:p>
          </table:table-cell>
          <table:table-cell table:number-columns-repeated="6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608708" calcext:value-type="float">
            <text:p>0,608708</text:p>
          </table:table-cell>
          <table:table-cell table:number-columns-repeated="6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608398" calcext:value-type="float">
            <text:p>0,608398</text:p>
          </table:table-cell>
          <table:table-cell table:number-columns-repeated="6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608554" calcext:value-type="float">
            <text:p>0,608554</text:p>
          </table:table-cell>
          <table:table-cell table:number-columns-repeated="6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608249" calcext:value-type="float">
            <text:p>0,608249</text:p>
          </table:table-cell>
          <table:table-cell table:number-columns-repeated="6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609336" calcext:value-type="float">
            <text:p>0,609336</text:p>
          </table:table-cell>
          <table:table-cell table:number-columns-repeated="6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08385" calcext:value-type="float">
            <text:p>0,608385</text:p>
          </table:table-cell>
          <table:table-cell table:number-columns-repeated="6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09054" calcext:value-type="float">
            <text:p>0,609054</text:p>
          </table:table-cell>
          <table:table-cell table:number-columns-repeated="6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0868" calcext:value-type="float">
            <text:p>0,60868</text:p>
          </table:table-cell>
          <table:table-cell table:number-columns-repeated="6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08834" calcext:value-type="float">
            <text:p>0,608834</text:p>
          </table:table-cell>
          <table:table-cell table:number-columns-repeated="6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08527" calcext:value-type="float">
            <text:p>0,608527</text:p>
          </table:table-cell>
          <table:table-cell table:number-columns-repeated="6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0898" calcext:value-type="float">
            <text:p>0,60898</text:p>
          </table:table-cell>
          <table:table-cell table:number-columns-repeated="6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08138" calcext:value-type="float">
            <text:p>0,608138</text:p>
          </table:table-cell>
          <table:table-cell table:number-columns-repeated="6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09213" calcext:value-type="float">
            <text:p>0,609213</text:p>
          </table:table-cell>
          <table:table-cell table:number-columns-repeated="6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08628" calcext:value-type="float">
            <text:p>0,608628</text:p>
          </table:table-cell>
          <table:table-cell table:number-columns-repeated="6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08788" calcext:value-type="float">
            <text:p>0,608788</text:p>
          </table:table-cell>
          <table:table-cell table:number-columns-repeated="6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08202" calcext:value-type="float">
            <text:p>0,608202</text:p>
          </table:table-cell>
          <table:table-cell table:number-columns-repeated="6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09055" calcext:value-type="float">
            <text:p>0,609055</text:p>
          </table:table-cell>
          <table:table-cell table:number-columns-repeated="6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08287" calcext:value-type="float">
            <text:p>0,608287</text:p>
          </table:table-cell>
          <table:table-cell table:number-columns-repeated="6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09354" calcext:value-type="float">
            <text:p>0,609354</text:p>
          </table:table-cell>
          <table:table-cell table:number-columns-repeated="6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609053" calcext:value-type="float">
            <text:p>0,609053</text:p>
          </table:table-cell>
          <table:table-cell table:number-columns-repeated="6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08641" calcext:value-type="float">
            <text:p>0,608641</text:p>
          </table:table-cell>
          <table:table-cell table:number-columns-repeated="6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08288" calcext:value-type="float">
            <text:p>0,608288</text:p>
          </table:table-cell>
          <table:table-cell table:number-columns-repeated="6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09068" calcext:value-type="float">
            <text:p>0,609068</text:p>
          </table:table-cell>
          <table:table-cell table:number-columns-repeated="6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083" calcext:value-type="float">
            <text:p>0,6083</text:p>
          </table:table-cell>
          <table:table-cell table:number-columns-repeated="6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609358" calcext:value-type="float">
            <text:p>0,609358</text:p>
          </table:table-cell>
          <table:table-cell table:number-columns-repeated="6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08764" calcext:value-type="float">
            <text:p>0,608764</text:p>
          </table:table-cell>
          <table:table-cell table:number-columns-repeated="6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08695" calcext:value-type="float">
            <text:p>0,608695</text:p>
          </table:table-cell>
          <table:table-cell table:number-columns-repeated="6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608189" calcext:value-type="float">
            <text:p>0,608189</text:p>
          </table:table-cell>
          <table:table-cell table:number-columns-repeated="6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09241" calcext:value-type="float">
            <text:p>0,609241</text:p>
          </table:table-cell>
          <table:table-cell table:number-columns-repeated="6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608472" calcext:value-type="float">
            <text:p>0,608472</text:p>
          </table:table-cell>
          <table:table-cell table:number-columns-repeated="6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08973" calcext:value-type="float">
            <text:p>0,608973</text:p>
          </table:table-cell>
          <table:table-cell table:number-columns-repeated="6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08678" calcext:value-type="float">
            <text:p>0,608678</text:p>
          </table:table-cell>
          <table:table-cell table:number-columns-repeated="6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08813" calcext:value-type="float">
            <text:p>0,608813</text:p>
          </table:table-cell>
          <table:table-cell table:number-columns-repeated="6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0833" calcext:value-type="float">
            <text:p>0,60833</text:p>
          </table:table-cell>
          <table:table-cell table:number-columns-repeated="6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608974" calcext:value-type="float">
            <text:p>0,608974</text:p>
          </table:table-cell>
          <table:table-cell table:number-columns-repeated="6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608062" calcext:value-type="float">
            <text:p>0,608062</text:p>
          </table:table-cell>
          <table:table-cell table:number-columns-repeated="6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09104" calcext:value-type="float">
            <text:p>0,609104</text:p>
          </table:table-cell>
          <table:table-cell table:number-columns-repeated="6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08786" calcext:value-type="float">
            <text:p>0,608786</text:p>
          </table:table-cell>
          <table:table-cell table:number-columns-repeated="6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08934" calcext:value-type="float">
            <text:p>0,608934</text:p>
          </table:table-cell>
          <table:table-cell table:number-columns-repeated="6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08502" calcext:value-type="float">
            <text:p>0,608502</text:p>
          </table:table-cell>
          <table:table-cell table:number-columns-repeated="6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08996" calcext:value-type="float">
            <text:p>0,608996</text:p>
          </table:table-cell>
          <table:table-cell table:number-columns-repeated="6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08142" calcext:value-type="float">
            <text:p>0,608142</text:p>
          </table:table-cell>
          <table:table-cell table:number-columns-repeated="6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09175" calcext:value-type="float">
            <text:p>0,609175</text:p>
          </table:table-cell>
          <table:table-cell table:number-columns-repeated="6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08884" calcext:value-type="float">
            <text:p>0,608884</text:p>
          </table:table-cell>
          <table:table-cell table:number-columns-repeated="6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08808" calcext:value-type="float">
            <text:p>0,608808</text:p>
          </table:table-cell>
          <table:table-cell table:number-columns-repeated="6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608205" calcext:value-type="float">
            <text:p>0,608205</text:p>
          </table:table-cell>
          <table:table-cell table:number-columns-repeated="6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09232" calcext:value-type="float">
            <text:p>0,609232</text:p>
          </table:table-cell>
          <table:table-cell table:number-columns-repeated="6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08502" calcext:value-type="float">
            <text:p>0,608502</text:p>
          </table:table-cell>
          <table:table-cell table:number-columns-repeated="6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09134" calcext:value-type="float">
            <text:p>0,609134</text:p>
          </table:table-cell>
          <table:table-cell table:number-columns-repeated="6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08843" calcext:value-type="float">
            <text:p>0,608843</text:p>
          </table:table-cell>
          <table:table-cell table:number-columns-repeated="6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608564" calcext:value-type="float">
            <text:p>0,608564</text:p>
          </table:table-cell>
          <table:table-cell table:number-columns-repeated="6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08278" calcext:value-type="float">
            <text:p>0,608278</text:p>
          </table:table-cell>
          <table:table-cell table:number-columns-repeated="6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609059" calcext:value-type="float">
            <text:p>0,609059</text:p>
          </table:table-cell>
          <table:table-cell table:number-columns-repeated="6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608342" calcext:value-type="float">
            <text:p>0,608342</text:p>
          </table:table-cell>
          <table:table-cell table:number-columns-repeated="6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609359" calcext:value-type="float">
            <text:p>0,609359</text:p>
          </table:table-cell>
          <table:table-cell table:number-columns-repeated="6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08587" calcext:value-type="float">
            <text:p>0,608587</text:p>
          </table:table-cell>
          <table:table-cell table:number-columns-repeated="6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08732" calcext:value-type="float">
            <text:p>0,608732</text:p>
          </table:table-cell>
          <table:table-cell table:number-columns-repeated="6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608444" calcext:value-type="float">
            <text:p>0,608444</text:p>
          </table:table-cell>
          <table:table-cell table:number-columns-repeated="6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09455" calcext:value-type="float">
            <text:p>0,609455</text:p>
          </table:table-cell>
          <table:table-cell table:number-columns-repeated="6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08722" calcext:value-type="float">
            <text:p>0,608722</text:p>
          </table:table-cell>
          <table:table-cell table:number-columns-repeated="6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0915" calcext:value-type="float">
            <text:p>0,60915</text:p>
          </table:table-cell>
          <table:table-cell table:number-columns-repeated="6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08857" calcext:value-type="float">
            <text:p>0,608857</text:p>
          </table:table-cell>
          <table:table-cell table:number-columns-repeated="6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08722" calcext:value-type="float">
            <text:p>0,608722</text:p>
          </table:table-cell>
          <table:table-cell table:number-columns-repeated="6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0844" calcext:value-type="float">
            <text:p>0,60844</text:p>
          </table:table-cell>
          <table:table-cell table:number-columns-repeated="6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09252" calcext:value-type="float">
            <text:p>0,609252</text:p>
          </table:table-cell>
          <table:table-cell table:number-columns-repeated="6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08322" calcext:value-type="float">
            <text:p>0,608322</text:p>
          </table:table-cell>
          <table:table-cell table:number-columns-repeated="6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0906" calcext:value-type="float">
            <text:p>0,60906</text:p>
          </table:table-cell>
          <table:table-cell table:number-columns-repeated="6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08655" calcext:value-type="float">
            <text:p>0,608655</text:p>
          </table:table-cell>
          <table:table-cell table:number-columns-repeated="6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08745" calcext:value-type="float">
            <text:p>0,608745</text:p>
          </table:table-cell>
          <table:table-cell table:number-columns-repeated="6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08287" calcext:value-type="float">
            <text:p>0,608287</text:p>
          </table:table-cell>
          <table:table-cell table:number-columns-repeated="6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08763" calcext:value-type="float">
            <text:p>0,608763</text:p>
          </table:table-cell>
          <table:table-cell table:number-columns-repeated="6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08057" calcext:value-type="float">
            <text:p>0,608057</text:p>
          </table:table-cell>
          <table:table-cell table:number-columns-repeated="6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09051" calcext:value-type="float">
            <text:p>0,609051</text:p>
          </table:table-cell>
          <table:table-cell table:number-columns-repeated="6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08768" calcext:value-type="float">
            <text:p>0,608768</text:p>
          </table:table-cell>
          <table:table-cell table:number-columns-repeated="6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0891" calcext:value-type="float">
            <text:p>0,60891</text:p>
          </table:table-cell>
          <table:table-cell table:number-columns-repeated="6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08369" calcext:value-type="float">
            <text:p>0,608369</text:p>
          </table:table-cell>
          <table:table-cell table:number-columns-repeated="6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0898" calcext:value-type="float">
            <text:p>0,60898</text:p>
          </table:table-cell>
          <table:table-cell table:number-columns-repeated="6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08208" calcext:value-type="float">
            <text:p>0,608208</text:p>
          </table:table-cell>
          <table:table-cell table:number-columns-repeated="6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08965" calcext:value-type="float">
            <text:p>0,608965</text:p>
          </table:table-cell>
          <table:table-cell table:number-columns-repeated="6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08688" calcext:value-type="float">
            <text:p>0,608688</text:p>
          </table:table-cell>
          <table:table-cell table:number-columns-repeated="6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08474" calcext:value-type="float">
            <text:p>0,608474</text:p>
          </table:table-cell>
          <table:table-cell table:number-columns-repeated="6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08196" calcext:value-type="float">
            <text:p>0,608196</text:p>
          </table:table-cell>
          <table:table-cell table:number-columns-repeated="6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09177" calcext:value-type="float">
            <text:p>0,609177</text:p>
          </table:table-cell>
          <table:table-cell table:number-columns-repeated="6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0833" calcext:value-type="float">
            <text:p>0,60833</text:p>
          </table:table-cell>
          <table:table-cell table:number-columns-repeated="6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09114" calcext:value-type="float">
            <text:p>0,609114</text:p>
          </table:table-cell>
          <table:table-cell table:number-columns-repeated="6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08592" calcext:value-type="float">
            <text:p>0,608592</text:p>
          </table:table-cell>
          <table:table-cell table:number-columns-repeated="6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608719" calcext:value-type="float">
            <text:p>0,608719</text:p>
          </table:table-cell>
          <table:table-cell table:number-columns-repeated="6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08446" calcext:value-type="float">
            <text:p>0,608446</text:p>
          </table:table-cell>
          <table:table-cell table:number-columns-repeated="6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09165" calcext:value-type="float">
            <text:p>0,609165</text:p>
          </table:table-cell>
          <table:table-cell table:number-columns-repeated="6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08467" calcext:value-type="float">
            <text:p>0,608467</text:p>
          </table:table-cell>
          <table:table-cell table:number-columns-repeated="6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608586" calcext:value-type="float">
            <text:p>0,608586</text:p>
          </table:table-cell>
          <table:table-cell table:number-columns-repeated="6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08185" calcext:value-type="float">
            <text:p>0,608185</text:p>
          </table:table-cell>
          <table:table-cell table:number-columns-repeated="6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608325" calcext:value-type="float">
            <text:p>0,608325</text:p>
          </table:table-cell>
          <table:table-cell table:number-columns-repeated="6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08045" calcext:value-type="float">
            <text:p>0,608045</text:p>
          </table:table-cell>
          <table:table-cell table:number-columns-repeated="6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609012" calcext:value-type="float">
            <text:p>0,609012</text:p>
          </table:table-cell>
          <table:table-cell table:number-columns-repeated="6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608168" calcext:value-type="float">
            <text:p>0,608168</text:p>
          </table:table-cell>
          <table:table-cell table:number-columns-repeated="6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09132" calcext:value-type="float">
            <text:p>0,609132</text:p>
          </table:table-cell>
          <table:table-cell table:number-columns-repeated="6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08652" calcext:value-type="float">
            <text:p>0,608652</text:p>
          </table:table-cell>
          <table:table-cell table:number-columns-repeated="6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0879" calcext:value-type="float">
            <text:p>0,60879</text:p>
          </table:table-cell>
          <table:table-cell table:number-columns-repeated="6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08381" calcext:value-type="float">
            <text:p>0,608381</text:p>
          </table:table-cell>
          <table:table-cell table:number-columns-repeated="6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60884" calcext:value-type="float">
            <text:p>0,60884</text:p>
          </table:table-cell>
          <table:table-cell table:number-columns-repeated="6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08118" calcext:value-type="float">
            <text:p>0,608118</text:p>
          </table:table-cell>
          <table:table-cell table:number-columns-repeated="6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08895" calcext:value-type="float">
            <text:p>0,608895</text:p>
          </table:table-cell>
          <table:table-cell table:number-columns-repeated="6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608627" calcext:value-type="float">
            <text:p>0,608627</text:p>
          </table:table-cell>
          <table:table-cell table:number-columns-repeated="6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60843" calcext:value-type="float">
            <text:p>0,60843</text:p>
          </table:table-cell>
          <table:table-cell table:number-columns-repeated="6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607899" calcext:value-type="float">
            <text:p>0,607899</text:p>
          </table:table-cell>
          <table:table-cell table:number-columns-repeated="6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608852" calcext:value-type="float">
            <text:p>0,608852</text:p>
          </table:table-cell>
          <table:table-cell table:number-columns-repeated="6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608176" calcext:value-type="float">
            <text:p>0,608176</text:p>
          </table:table-cell>
          <table:table-cell table:number-columns-repeated="6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609126" calcext:value-type="float">
            <text:p>0,609126</text:p>
          </table:table-cell>
          <table:table-cell table:number-columns-repeated="6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08851" calcext:value-type="float">
            <text:p>0,608851</text:p>
          </table:table-cell>
          <table:table-cell table:number-columns-repeated="6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08551" calcext:value-type="float">
            <text:p>0,608551</text:p>
          </table:table-cell>
          <table:table-cell table:number-columns-repeated="6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608098" calcext:value-type="float">
            <text:p>0,608098</text:p>
          </table:table-cell>
          <table:table-cell table:number-columns-repeated="6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609044" calcext:value-type="float">
            <text:p>0,609044</text:p>
          </table:table-cell>
          <table:table-cell table:number-columns-repeated="6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608344" calcext:value-type="float">
            <text:p>0,608344</text:p>
          </table:table-cell>
          <table:table-cell table:number-columns-repeated="6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09287" calcext:value-type="float">
            <text:p>0,609287</text:p>
          </table:table-cell>
          <table:table-cell table:number-columns-repeated="6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608772" calcext:value-type="float">
            <text:p>0,608772</text:p>
          </table:table-cell>
          <table:table-cell table:number-columns-repeated="6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08906" calcext:value-type="float">
            <text:p>0,608906</text:p>
          </table:table-cell>
          <table:table-cell table:number-columns-repeated="6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08553" calcext:value-type="float">
            <text:p>0,608553</text:p>
          </table:table-cell>
          <table:table-cell table:number-columns-repeated="6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60903" calcext:value-type="float">
            <text:p>0,60903</text:p>
          </table:table-cell>
          <table:table-cell table:number-columns-repeated="6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08364" calcext:value-type="float">
            <text:p>0,608364</text:p>
          </table:table-cell>
          <table:table-cell table:number-columns-repeated="6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608812" calcext:value-type="float">
            <text:p>0,608812</text:p>
          </table:table-cell>
          <table:table-cell table:number-columns-repeated="6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608387" calcext:value-type="float">
            <text:p>0,608387</text:p>
          </table:table-cell>
          <table:table-cell table:number-columns-repeated="6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608475" calcext:value-type="float">
            <text:p>0,608475</text:p>
          </table:table-cell>
          <table:table-cell table:number-columns-repeated="6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608215" calcext:value-type="float">
            <text:p>0,608215</text:p>
          </table:table-cell>
          <table:table-cell table:number-columns-repeated="6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609146" calcext:value-type="float">
            <text:p>0,609146</text:p>
          </table:table-cell>
          <table:table-cell table:number-columns-repeated="6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608241" calcext:value-type="float">
            <text:p>0,608241</text:p>
          </table:table-cell>
          <table:table-cell table:number-columns-repeated="6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609092" calcext:value-type="float">
            <text:p>0,609092</text:p>
          </table:table-cell>
          <table:table-cell table:number-columns-repeated="6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608831" calcext:value-type="float">
            <text:p>0,608831</text:p>
          </table:table-cell>
          <table:table-cell table:number-columns-repeated="6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608963" calcext:value-type="float">
            <text:p>0,608963</text:p>
          </table:table-cell>
          <table:table-cell table:number-columns-repeated="6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6087" calcext:value-type="float">
            <text:p>0,6087</text:p>
          </table:table-cell>
          <table:table-cell table:number-columns-repeated="6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609008" calcext:value-type="float">
            <text:p>0,609008</text:p>
          </table:table-cell>
          <table:table-cell table:number-columns-repeated="6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60834" calcext:value-type="float">
            <text:p>0,60834</text:p>
          </table:table-cell>
          <table:table-cell table:number-columns-repeated="6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608745" calcext:value-type="float">
            <text:p>0,608745</text:p>
          </table:table-cell>
          <table:table-cell table:number-columns-repeated="6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608467" calcext:value-type="float">
            <text:p>0,608467</text:p>
          </table:table-cell>
          <table:table-cell table:number-columns-repeated="6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608599" calcext:value-type="float">
            <text:p>0,608599</text:p>
          </table:table-cell>
          <table:table-cell table:number-columns-repeated="6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08054" calcext:value-type="float">
            <text:p>0,608054</text:p>
          </table:table-cell>
          <table:table-cell table:number-columns-repeated="6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608813" calcext:value-type="float">
            <text:p>0,608813</text:p>
          </table:table-cell>
          <table:table-cell table:number-columns-repeated="6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608156" calcext:value-type="float">
            <text:p>0,608156</text:p>
          </table:table-cell>
          <table:table-cell table:number-columns-repeated="6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609073" calcext:value-type="float">
            <text:p>0,609073</text:p>
          </table:table-cell>
          <table:table-cell table:number-columns-repeated="6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608635" calcext:value-type="float">
            <text:p>0,608635</text:p>
          </table:table-cell>
          <table:table-cell table:number-columns-repeated="6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608394" calcext:value-type="float">
            <text:p>0,608394</text:p>
          </table:table-cell>
          <table:table-cell table:number-columns-repeated="6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60813" calcext:value-type="float">
            <text:p>0,60813</text:p>
          </table:table-cell>
          <table:table-cell table:number-columns-repeated="6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609043" calcext:value-type="float">
            <text:p>0,609043</text:p>
          </table:table-cell>
          <table:table-cell table:number-columns-repeated="6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608276" calcext:value-type="float">
            <text:p>0,608276</text:p>
          </table:table-cell>
          <table:table-cell table:number-columns-repeated="6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609186" calcext:value-type="float">
            <text:p>0,609186</text:p>
          </table:table-cell>
          <table:table-cell table:number-columns-repeated="6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608679" calcext:value-type="float">
            <text:p>0,608679</text:p>
          </table:table-cell>
          <table:table-cell table:number-columns-repeated="6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608561" calcext:value-type="float">
            <text:p>0,608561</text:p>
          </table:table-cell>
          <table:table-cell table:number-columns-repeated="6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08307" calcext:value-type="float">
            <text:p>0,608307</text:p>
          </table:table-cell>
          <table:table-cell table:number-columns-repeated="6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609213" calcext:value-type="float">
            <text:p>0,609213</text:p>
          </table:table-cell>
          <table:table-cell table:number-columns-repeated="6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08575" calcext:value-type="float">
            <text:p>0,608575</text:p>
          </table:table-cell>
          <table:table-cell table:number-columns-repeated="6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609008" calcext:value-type="float">
            <text:p>0,609008</text:p>
          </table:table-cell>
          <table:table-cell table:number-columns-repeated="6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08754" calcext:value-type="float">
            <text:p>0,608754</text:p>
          </table:table-cell>
          <table:table-cell table:number-columns-repeated="6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08798" calcext:value-type="float">
            <text:p>0,608798</text:p>
          </table:table-cell>
          <table:table-cell table:number-columns-repeated="6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08352" calcext:value-type="float">
            <text:p>0,608352</text:p>
          </table:table-cell>
          <table:table-cell table:number-columns-repeated="6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609018" calcext:value-type="float">
            <text:p>0,609018</text:p>
          </table:table-cell>
          <table:table-cell table:number-columns-repeated="6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08211" calcext:value-type="float">
            <text:p>0,608211</text:p>
          </table:table-cell>
          <table:table-cell table:number-columns-repeated="6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608903" calcext:value-type="float">
            <text:p>0,608903</text:p>
          </table:table-cell>
          <table:table-cell table:number-columns-repeated="6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608644" calcext:value-type="float">
            <text:p>0,608644</text:p>
          </table:table-cell>
          <table:table-cell table:number-columns-repeated="6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08762" calcext:value-type="float">
            <text:p>0,608762</text:p>
          </table:table-cell>
          <table:table-cell table:number-columns-repeated="6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08406" calcext:value-type="float">
            <text:p>0,608406</text:p>
          </table:table-cell>
          <table:table-cell table:number-columns-repeated="6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608584" calcext:value-type="float">
            <text:p>0,608584</text:p>
          </table:table-cell>
          <table:table-cell table:number-columns-repeated="6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07946" calcext:value-type="float">
            <text:p>0,607946</text:p>
          </table:table-cell>
          <table:table-cell table:number-columns-repeated="6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08838" calcext:value-type="float">
            <text:p>0,608838</text:p>
          </table:table-cell>
          <table:table-cell table:number-columns-repeated="6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08588" calcext:value-type="float">
            <text:p>0,608588</text:p>
          </table:table-cell>
          <table:table-cell table:number-columns-repeated="6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08716" calcext:value-type="float">
            <text:p>0,608716</text:p>
          </table:table-cell>
          <table:table-cell table:number-columns-repeated="6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60816" calcext:value-type="float">
            <text:p>0,60816</text:p>
          </table:table-cell>
          <table:table-cell table:number-columns-repeated="6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09048" calcext:value-type="float">
            <text:p>0,609048</text:p>
          </table:table-cell>
          <table:table-cell table:number-columns-repeated="6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608315" calcext:value-type="float">
            <text:p>0,608315</text:p>
          </table:table-cell>
          <table:table-cell table:number-columns-repeated="6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609201" calcext:value-type="float">
            <text:p>0,609201</text:p>
          </table:table-cell>
          <table:table-cell table:number-columns-repeated="6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08806" calcext:value-type="float">
            <text:p>0,608806</text:p>
          </table:table-cell>
          <table:table-cell table:number-columns-repeated="6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08616" calcext:value-type="float">
            <text:p>0,608616</text:p>
          </table:table-cell>
          <table:table-cell table:number-columns-repeated="6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08369" calcext:value-type="float">
            <text:p>0,608369</text:p>
          </table:table-cell>
          <table:table-cell table:number-columns-repeated="6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0925" calcext:value-type="float">
            <text:p>0,60925</text:p>
          </table:table-cell>
          <table:table-cell table:number-columns-repeated="6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608609" calcext:value-type="float">
            <text:p>0,608609</text:p>
          </table:table-cell>
          <table:table-cell table:number-columns-repeated="6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609154" calcext:value-type="float">
            <text:p>0,609154</text:p>
          </table:table-cell>
          <table:table-cell table:number-columns-repeated="6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08674" calcext:value-type="float">
            <text:p>0,608674</text:p>
          </table:table-cell>
          <table:table-cell table:number-columns-repeated="6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08669" calcext:value-type="float">
            <text:p>0,608669</text:p>
          </table:table-cell>
          <table:table-cell table:number-columns-repeated="6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608421" calcext:value-type="float">
            <text:p>0,608421</text:p>
          </table:table-cell>
          <table:table-cell table:number-columns-repeated="6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09136" calcext:value-type="float">
            <text:p>0,609136</text:p>
          </table:table-cell>
          <table:table-cell table:number-columns-repeated="6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608515" calcext:value-type="float">
            <text:p>0,608515</text:p>
          </table:table-cell>
          <table:table-cell table:number-columns-repeated="6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08934" calcext:value-type="float">
            <text:p>0,608934</text:p>
          </table:table-cell>
          <table:table-cell table:number-columns-repeated="6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08532" calcext:value-type="float">
            <text:p>0,608532</text:p>
          </table:table-cell>
          <table:table-cell table:number-columns-repeated="6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608488" calcext:value-type="float">
            <text:p>0,608488</text:p>
          </table:table-cell>
          <table:table-cell table:number-columns-repeated="6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608245" calcext:value-type="float">
            <text:p>0,608245</text:p>
          </table:table-cell>
          <table:table-cell table:number-columns-repeated="6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608971" calcext:value-type="float">
            <text:p>0,608971</text:p>
          </table:table-cell>
          <table:table-cell table:number-columns-repeated="6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08211" calcext:value-type="float">
            <text:p>0,608211</text:p>
          </table:table-cell>
          <table:table-cell table:number-columns-repeated="6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608912" calcext:value-type="float">
            <text:p>0,608912</text:p>
          </table:table-cell>
          <table:table-cell table:number-columns-repeated="6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608545" calcext:value-type="float">
            <text:p>0,608545</text:p>
          </table:table-cell>
          <table:table-cell table:number-columns-repeated="6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608435" calcext:value-type="float">
            <text:p>0,608435</text:p>
          </table:table-cell>
          <table:table-cell table:number-columns-repeated="6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08186" calcext:value-type="float">
            <text:p>0,608186</text:p>
          </table:table-cell>
          <table:table-cell table:number-columns-repeated="6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086" calcext:value-type="float">
            <text:p>0,6086</text:p>
          </table:table-cell>
          <table:table-cell table:number-columns-repeated="6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07989" calcext:value-type="float">
            <text:p>0,607989</text:p>
          </table:table-cell>
          <table:table-cell table:number-columns-repeated="6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608851" calcext:value-type="float">
            <text:p>0,608851</text:p>
          </table:table-cell>
          <table:table-cell table:number-columns-repeated="6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08608" calcext:value-type="float">
            <text:p>0,608608</text:p>
          </table:table-cell>
          <table:table-cell table:number-columns-repeated="6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608721" calcext:value-type="float">
            <text:p>0,608721</text:p>
          </table:table-cell>
          <table:table-cell table:number-columns-repeated="6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0808" calcext:value-type="float">
            <text:p>0,60808</text:p>
          </table:table-cell>
          <table:table-cell table:number-columns-repeated="6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608939" calcext:value-type="float">
            <text:p>0,608939</text:p>
          </table:table-cell>
          <table:table-cell table:number-columns-repeated="6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608297" calcext:value-type="float">
            <text:p>0,608297</text:p>
          </table:table-cell>
          <table:table-cell table:number-columns-repeated="6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608932" calcext:value-type="float">
            <text:p>0,608932</text:p>
          </table:table-cell>
          <table:table-cell table:number-columns-repeated="6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608692" calcext:value-type="float">
            <text:p>0,608692</text:p>
          </table:table-cell>
          <table:table-cell table:number-columns-repeated="6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608509" calcext:value-type="float">
            <text:p>0,608509</text:p>
          </table:table-cell>
          <table:table-cell table:number-columns-repeated="6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608268" calcext:value-type="float">
            <text:p>0,608268</text:p>
          </table:table-cell>
          <table:table-cell table:number-columns-repeated="6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608797" calcext:value-type="float">
            <text:p>0,608797</text:p>
          </table:table-cell>
          <table:table-cell table:number-columns-repeated="6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608155" calcext:value-type="float">
            <text:p>0,608155</text:p>
          </table:table-cell>
          <table:table-cell table:number-columns-repeated="6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609006" calcext:value-type="float">
            <text:p>0,609006</text:p>
          </table:table-cell>
          <table:table-cell table:number-columns-repeated="6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608515" calcext:value-type="float">
            <text:p>0,608515</text:p>
          </table:table-cell>
          <table:table-cell table:number-columns-repeated="6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608637" calcext:value-type="float">
            <text:p>0,608637</text:p>
          </table:table-cell>
          <table:table-cell table:number-columns-repeated="6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6084" calcext:value-type="float">
            <text:p>0,6084</text:p>
          </table:table-cell>
          <table:table-cell table:number-columns-repeated="6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609054" calcext:value-type="float">
            <text:p>0,609054</text:p>
          </table:table-cell>
          <table:table-cell table:number-columns-repeated="6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608299" calcext:value-type="float">
            <text:p>0,608299</text:p>
          </table:table-cell>
          <table:table-cell table:number-columns-repeated="6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608667" calcext:value-type="float">
            <text:p>0,608667</text:p>
          </table:table-cell>
          <table:table-cell table:number-columns-repeated="6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608431" calcext:value-type="float">
            <text:p>0,608431</text:p>
          </table:table-cell>
          <table:table-cell table:number-columns-repeated="6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608543" calcext:value-type="float">
            <text:p>0,608543</text:p>
          </table:table-cell>
          <table:table-cell table:number-columns-repeated="6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08273" calcext:value-type="float">
            <text:p>0,608273</text:p>
          </table:table-cell>
          <table:table-cell table:number-columns-repeated="6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609115" calcext:value-type="float">
            <text:p>0,609115</text:p>
          </table:table-cell>
          <table:table-cell table:number-columns-repeated="6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608361" calcext:value-type="float">
            <text:p>0,608361</text:p>
          </table:table-cell>
          <table:table-cell table:number-columns-repeated="6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08799" calcext:value-type="float">
            <text:p>0,608799</text:p>
          </table:table-cell>
          <table:table-cell table:number-columns-repeated="6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08561" calcext:value-type="float">
            <text:p>0,608561</text:p>
          </table:table-cell>
          <table:table-cell table:number-columns-repeated="6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608682" calcext:value-type="float">
            <text:p>0,608682</text:p>
          </table:table-cell>
          <table:table-cell table:number-columns-repeated="6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608448" calcext:value-type="float">
            <text:p>0,608448</text:p>
          </table:table-cell>
          <table:table-cell table:number-columns-repeated="6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608611" calcext:value-type="float">
            <text:p>0,608611</text:p>
          </table:table-cell>
          <table:table-cell table:number-columns-repeated="6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607969" calcext:value-type="float">
            <text:p>0,607969</text:p>
          </table:table-cell>
          <table:table-cell table:number-columns-repeated="6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608804" calcext:value-type="float">
            <text:p>0,608804</text:p>
          </table:table-cell>
          <table:table-cell table:number-columns-repeated="6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608407" calcext:value-type="float">
            <text:p>0,608407</text:p>
          </table:table-cell>
          <table:table-cell table:number-columns-repeated="6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608527" calcext:value-type="float">
            <text:p>0,608527</text:p>
          </table:table-cell>
          <table:table-cell table:number-columns-repeated="6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608066" calcext:value-type="float">
            <text:p>0,608066</text:p>
          </table:table-cell>
          <table:table-cell table:number-columns-repeated="6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608897" calcext:value-type="float">
            <text:p>0,608897</text:p>
          </table:table-cell>
          <table:table-cell table:number-columns-repeated="6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608308" calcext:value-type="float">
            <text:p>0,608308</text:p>
          </table:table-cell>
          <table:table-cell table:number-columns-repeated="6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608998" calcext:value-type="float">
            <text:p>0,608998</text:p>
          </table:table-cell>
          <table:table-cell table:number-columns-repeated="6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60875" calcext:value-type="float">
            <text:p>0,60875</text:p>
          </table:table-cell>
          <table:table-cell table:number-columns-repeated="6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60843" calcext:value-type="float">
            <text:p>0,60843</text:p>
          </table:table-cell>
          <table:table-cell table:number-columns-repeated="6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608083" calcext:value-type="float">
            <text:p>0,608083</text:p>
          </table:table-cell>
          <table:table-cell table:number-columns-repeated="6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608909" calcext:value-type="float">
            <text:p>0,608909</text:p>
          </table:table-cell>
          <table:table-cell table:number-columns-repeated="6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608319" calcext:value-type="float">
            <text:p>0,608319</text:p>
          </table:table-cell>
          <table:table-cell table:number-columns-repeated="6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608957" calcext:value-type="float">
            <text:p>0,608957</text:p>
          </table:table-cell>
          <table:table-cell table:number-columns-repeated="6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608473" calcext:value-type="float">
            <text:p>0,608473</text:p>
          </table:table-cell>
          <table:table-cell table:number-columns-repeated="6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608592" calcext:value-type="float">
            <text:p>0,608592</text:p>
          </table:table-cell>
          <table:table-cell table:number-columns-repeated="6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608161" calcext:value-type="float">
            <text:p>0,608161</text:p>
          </table:table-cell>
          <table:table-cell table:number-columns-repeated="6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608982" calcext:value-type="float">
            <text:p>0,608982</text:p>
          </table:table-cell>
          <table:table-cell table:number-columns-repeated="6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608392" calcext:value-type="float">
            <text:p>0,608392</text:p>
          </table:table-cell>
          <table:table-cell table:number-columns-repeated="6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608785" calcext:value-type="float">
            <text:p>0,608785</text:p>
          </table:table-cell>
          <table:table-cell table:number-columns-repeated="6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608554" calcext:value-type="float">
            <text:p>0,608554</text:p>
          </table:table-cell>
          <table:table-cell table:number-columns-repeated="6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608505" calcext:value-type="float">
            <text:p>0,608505</text:p>
          </table:table-cell>
          <table:table-cell table:number-columns-repeated="6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608277" calcext:value-type="float">
            <text:p>0,608277</text:p>
          </table:table-cell>
          <table:table-cell table:number-columns-repeated="6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608784" calcext:value-type="float">
            <text:p>0,608784</text:p>
          </table:table-cell>
          <table:table-cell table:number-columns-repeated="6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608072" calcext:value-type="float">
            <text:p>0,608072</text:p>
          </table:table-cell>
          <table:table-cell table:number-columns-repeated="6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608821" calcext:value-type="float">
            <text:p>0,608821</text:p>
          </table:table-cell>
          <table:table-cell table:number-columns-repeated="6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60849" calcext:value-type="float">
            <text:p>0,60849</text:p>
          </table:table-cell>
          <table:table-cell table:number-columns-repeated="6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608598" calcext:value-type="float">
            <text:p>0,608598</text:p>
          </table:table-cell>
          <table:table-cell table:number-columns-repeated="6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608369" calcext:value-type="float">
            <text:p>0,608369</text:p>
          </table:table-cell>
          <table:table-cell table:number-columns-repeated="6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608758" calcext:value-type="float">
            <text:p>0,608758</text:p>
          </table:table-cell>
          <table:table-cell table:number-columns-repeated="6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608064" calcext:value-type="float">
            <text:p>0,608064</text:p>
          </table:table-cell>
          <table:table-cell table:number-columns-repeated="6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608874" calcext:value-type="float">
            <text:p>0,608874</text:p>
          </table:table-cell>
          <table:table-cell table:number-columns-repeated="6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608555" calcext:value-type="float">
            <text:p>0,608555</text:p>
          </table:table-cell>
          <table:table-cell table:number-columns-repeated="6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608527" calcext:value-type="float">
            <text:p>0,608527</text:p>
          </table:table-cell>
          <table:table-cell table:number-columns-repeated="6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608089" calcext:value-type="float">
            <text:p>0,608089</text:p>
          </table:table-cell>
          <table:table-cell table:number-columns-repeated="6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608895" calcext:value-type="float">
            <text:p>0,608895</text:p>
          </table:table-cell>
          <table:table-cell table:number-columns-repeated="6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608328" calcext:value-type="float">
            <text:p>0,608328</text:p>
          </table:table-cell>
          <table:table-cell table:number-columns-repeated="6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608828" calcext:value-type="float">
            <text:p>0,608828</text:p>
          </table:table-cell>
          <table:table-cell table:number-columns-repeated="6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608603" calcext:value-type="float">
            <text:p>0,608603</text:p>
          </table:table-cell>
          <table:table-cell table:number-columns-repeated="6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608365" calcext:value-type="float">
            <text:p>0,608365</text:p>
          </table:table-cell>
          <table:table-cell table:number-columns-repeated="6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608127" calcext:value-type="float">
            <text:p>0,608127</text:p>
          </table:table-cell>
          <table:table-cell table:number-columns-repeated="6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608928" calcext:value-type="float">
            <text:p>0,608928</text:p>
          </table:table-cell>
          <table:table-cell table:number-columns-repeated="6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60836" calcext:value-type="float">
            <text:p>0,60836</text:p>
          </table:table-cell>
          <table:table-cell table:number-columns-repeated="6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608955" calcext:value-type="float">
            <text:p>0,608955</text:p>
          </table:table-cell>
          <table:table-cell table:number-columns-repeated="6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608412" calcext:value-type="float">
            <text:p>0,608412</text:p>
          </table:table-cell>
          <table:table-cell table:number-columns-repeated="6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608519" calcext:value-type="float">
            <text:p>0,608519</text:p>
          </table:table-cell>
          <table:table-cell table:number-columns-repeated="6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608297" calcext:value-type="float">
            <text:p>0,608297</text:p>
          </table:table-cell>
          <table:table-cell table:number-columns-repeated="6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609092" calcext:value-type="float">
            <text:p>0,609092</text:p>
          </table:table-cell>
          <table:table-cell table:number-columns-repeated="6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608516" calcext:value-type="float">
            <text:p>0,608516</text:p>
          </table:table-cell>
          <table:table-cell table:number-columns-repeated="6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608897" calcext:value-type="float">
            <text:p>0,608897</text:p>
          </table:table-cell>
          <table:table-cell table:number-columns-repeated="6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08584" calcext:value-type="float">
            <text:p>0,608584</text:p>
          </table:table-cell>
          <table:table-cell table:number-columns-repeated="6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608485" calcext:value-type="float">
            <text:p>0,608485</text:p>
          </table:table-cell>
          <table:table-cell table:number-columns-repeated="6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608139" calcext:value-type="float">
            <text:p>0,608139</text:p>
          </table:table-cell>
          <table:table-cell table:number-columns-repeated="6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608799" calcext:value-type="float">
            <text:p>0,608799</text:p>
          </table:table-cell>
          <table:table-cell table:number-columns-repeated="6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608059" calcext:value-type="float">
            <text:p>0,608059</text:p>
          </table:table-cell>
          <table:table-cell table:number-columns-repeated="6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608849" calcext:value-type="float">
            <text:p>0,608849</text:p>
          </table:table-cell>
          <table:table-cell table:number-columns-repeated="6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608598" calcext:value-type="float">
            <text:p>0,608598</text:p>
          </table:table-cell>
          <table:table-cell table:number-columns-repeated="6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608711" calcext:value-type="float">
            <text:p>0,608711</text:p>
          </table:table-cell>
          <table:table-cell table:number-columns-repeated="6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608337" calcext:value-type="float">
            <text:p>0,608337</text:p>
          </table:table-cell>
          <table:table-cell table:number-columns-repeated="6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608715" calcext:value-type="float">
            <text:p>0,608715</text:p>
          </table:table-cell>
          <table:table-cell table:number-columns-repeated="6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608155" calcext:value-type="float">
            <text:p>0,608155</text:p>
          </table:table-cell>
          <table:table-cell table:number-columns-repeated="6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608939" calcext:value-type="float">
            <text:p>0,608939</text:p>
          </table:table-cell>
          <table:table-cell table:number-columns-repeated="6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608719" calcext:value-type="float">
            <text:p>0,608719</text:p>
          </table:table-cell>
          <table:table-cell table:number-columns-repeated="6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6088" calcext:value-type="float">
            <text:p>0,6088</text:p>
          </table:table-cell>
          <table:table-cell table:number-columns-repeated="6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08383" calcext:value-type="float">
            <text:p>0,608383</text:p>
          </table:table-cell>
          <table:table-cell table:number-columns-repeated="62"/>
        </table:table-row>
        <table:table-row table:style-name="ro1" table:number-rows-repeated="104757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_xlchart.v1.0" table:base-cell-address="$Arkusz1.$A$1" table:cell-range-address="$Arkusz1.$A$1"/>
        <table:named-range table:name="_xlchart.v1.1" table:base-cell-address="$Arkusz1.$A$1" table:cell-range-address="$Arkusz1.$B$1"/>
      </table:named-expressions>
      <table:database-ranges>
        <table:database-range table:name="Tabela1" table:target-range-address="Arkusz1.A1:Arkusz1.B100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zł</number:text>
    </number:number-style>
    <number:number-style style:name="N108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zł</number:text>
    </number:number-style>
    <number:number-style style:name="N110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loext:min-decimal-places="0" number:min-integer-digits="1" number:grouping="true"/>
      <number:text>     </number:text>
    </number:number-style>
    <number:number-style style:name="N117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  </number:text>
    </number:number-style>
    <number:number-style style:name="N119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2P2" style:volatile="true">
      <loext:text> </loext:text>
      <loext:fill-character> </loext:fill-character>
      <number:text>- zł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seconds/>
      <number:text>tan</number:text>
      <number:day/>
      <number:text>a</number:text>
      <number:year number:style="long"/>
      <number:day/>
      <number:text>owy</number:text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Łukasz Machnik</meta:initial-creator>
    <meta:creation-date>2021-11-08T13:54:47</meta:creation-date>
    <dc:date>2021-11-08T20:40:53.969688939</dc:date>
    <meta:generator>LibreOffice/6.4.7.2$Linux_X86_64 LibreOffice_project/40$Build-2</meta:generator>
    <meta:editing-duration>PT4M6S</meta:editing-duration>
    <meta:editing-cycles>1</meta:editing-cycles>
    <meta:document-statistic meta:table-count="1" meta:cell-count="2002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29">
      <number:seconds/>
      <number:text>tan</number:text>
      <number:day/>
      <number:text>a</number:text>
      <number:year number:style="long"/>
      <number:day/>
      <number:text>owy</number:text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.4" chart:maximum="1.1" chart:interval-major="0.1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29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34.748cm" svg:height="9.221cm" xlink:href=".." xlink:type="simple" chart:class="chart:line" chart:style-name="ch1">
        <chart:title svg:x="16.835cm" svg:y="0.319cm" chart:style-name="ch2">
          <text:p>r(n)</text:p>
        </chart:title>
        <chart:plot-area chart:style-name="ch3" table:cell-range-address="Arkusz1.A1:Arkusz1.B1001" chart:data-source-has-labels="both" svg:x="0.694cm" svg:y="1.382cm" svg:width="33.36cm" svg:height="7.655cm">
          <chartooo:coordinate-region svg:x="1.324cm" svg:y="1.382cm" svg:width="32.73cm" svg:height="6.998cm"/>
          <chart:axis chart:dimension="x" chart:name="primary-x" chart:style-name="ch4" chartooo:axis-type="auto">
            <chartooo:date-scale/>
            <chart:categories table:cell-range-address="Arkusz1.A2:Arkusz1.A10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2:Arkusz1.B1001" chart:label-cell-address="Arkusz1.B1:Arkusz1.B1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(n)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rkusz1.A2:Arkusz1.A1001</svg:desc>
                </draw:g>
              </table:table-cell>
              <table:table-cell office:value-type="float" office:value="1">
                <text:p>1</text:p>
                <draw:g>
                  <svg:desc>Arkusz1.B2:Arkusz1.B10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38889">
                <text:p>0.6388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79012">
                <text:p>0.6790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8595">
                <text:p>0.6859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31944">
                <text:p>0.6319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80473">
                <text:p>0.6804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47959">
                <text:p>0.64795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35556">
                <text:p>0.6355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21094">
                <text:p>0.6210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609">
                <text:p>0.660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26543">
                <text:p>0.6265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6205">
                <text:p>0.662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632653">
                <text:p>0.6326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17769">
                <text:p>0.6177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48393">
                <text:p>0.6483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23264">
                <text:p>0.62326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384">
                <text:p>0.638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2574">
                <text:p>0.6257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2963">
                <text:p>0.6296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16071">
                <text:p>0.61607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40904">
                <text:p>0.6409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16667">
                <text:p>0.61666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39958">
                <text:p>0.6399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31836">
                <text:p>0.63183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630854">
                <text:p>0.63085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21972">
                <text:p>0.62197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26122">
                <text:p>0.62612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1034">
                <text:p>0.610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30387">
                <text:p>0.63038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22576">
                <text:p>0.62257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22617">
                <text:p>0.6226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11875">
                <text:p>0.61187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29982">
                <text:p>0.62998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13946">
                <text:p>0.61394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31152">
                <text:p>0.63115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2345">
                <text:p>0.623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19753">
                <text:p>0.61975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13894">
                <text:p>0.61389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29697">
                <text:p>0.62969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17622">
                <text:p>0.61762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27655">
                <text:p>0.6276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188">
                <text:p>0.618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19377">
                <text:p>0.61937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13536">
                <text:p>0.61353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27625">
                <text:p>0.6276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16941">
                <text:p>0.61694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21157">
                <text:p>0.62115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14477">
                <text:p>0.61447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615266">
                <text:p>0.61526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1088">
                <text:p>0.6108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23671">
                <text:p>0.62367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11944">
                <text:p>0.61194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24295">
                <text:p>0.62429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19927">
                <text:p>0.61992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18544">
                <text:p>0.6185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1499">
                <text:p>0.614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18935">
                <text:p>0.61893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09504">
                <text:p>0.60950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20851">
                <text:p>0.62085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16566">
                <text:p>0.61656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17307">
                <text:p>0.6173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20313">
                <text:p>0.62031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12461">
                <text:p>0.61246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22819">
                <text:p>0.62281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19248">
                <text:p>0.61924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17067">
                <text:p>0.61706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134">
                <text:p>0.613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17811">
                <text:p>0.61781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09961">
                <text:p>0.60996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19612">
                <text:p>0.6196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14219">
                <text:p>0.61421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15607">
                <text:p>0.61560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12582">
                <text:p>0.61258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21716">
                <text:p>0.6217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13804">
                <text:p>0.61380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17163">
                <text:p>0.61716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14251">
                <text:p>0.61425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15009">
                <text:p>0.61500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11441">
                <text:p>0.61144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19997">
                <text:p>0.61999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12222">
                <text:p>0.61222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1623">
                <text:p>0.6162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13303">
                <text:p>0.61330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14059">
                <text:p>0.61405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11476">
                <text:p>0.61147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14626">
                <text:p>0.61462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08832">
                <text:p>0.60883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1675">
                <text:p>0.6167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12974">
                <text:p>0.61297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12897">
                <text:p>0.61289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16312">
                <text:p>0.61631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10438">
                <text:p>0.61043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17872">
                <text:p>0.61787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14922">
                <text:p>0.61492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11973">
                <text:p>0.61197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09737">
                <text:p>0.60973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1691">
                <text:p>0.6169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11711">
                <text:p>0.61171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18719">
                <text:p>0.61871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14132">
                <text:p>0.61413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14804">
                <text:p>0.61480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11527">
                <text:p>0.61152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18294">
                <text:p>0.61829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613035">
                <text:p>0.61303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15728">
                <text:p>0.61572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613481">
                <text:p>0.61348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13558">
                <text:p>0.61355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11534">
                <text:p>0.61153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14858">
                <text:p>0.61485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09097">
                <text:p>0.60909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14097">
                <text:p>0.61409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12134">
                <text:p>0.61213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12797">
                <text:p>0.61279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10757">
                <text:p>0.61075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13824">
                <text:p>0.61382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08655">
                <text:p>0.60865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14731">
                <text:p>0.61473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12976">
                <text:p>0.61297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13605">
                <text:p>0.6136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09882">
                <text:p>0.60988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15757">
                <text:p>0.61575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11054">
                <text:p>0.61105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1411">
                <text:p>0.6141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1233">
                <text:p>0.6123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11193">
                <text:p>0.61119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09159">
                <text:p>0.60915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1479">
                <text:p>0.6147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10534">
                <text:p>0.61053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16065">
                <text:p>0.6160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12194">
                <text:p>0.61219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12796">
                <text:p>0.61279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11139">
                <text:p>0.61113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14358">
                <text:p>0.61435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10484">
                <text:p>0.61048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12747">
                <text:p>0.61274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11137">
                <text:p>0.61113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10625">
                <text:p>0.61062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08976">
                <text:p>0.60897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14162">
                <text:p>0.61416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09556">
                <text:p>0.60955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14666">
                <text:p>0.61466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12838">
                <text:p>0.61283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13055">
                <text:p>0.61305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10179">
                <text:p>0.61017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1232">
                <text:p>0.6123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0844">
                <text:p>0.6084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13372">
                <text:p>0.61337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611881">
                <text:p>0.61188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12436">
                <text:p>0.61243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09805">
                <text:p>0.60980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12438">
                <text:p>0.61243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609015">
                <text:p>0.60901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61376">
                <text:p>0.6137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12247">
                <text:p>0.61224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10725">
                <text:p>0.61072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09341">
                <text:p>0.60934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1397">
                <text:p>0.6139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610084">
                <text:p>0.61008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613809">
                <text:p>0.61380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11038">
                <text:p>0.61103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11299">
                <text:p>0.61129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0989">
                <text:p>0.6098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14354">
                <text:p>0.61435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11012">
                <text:p>0.61101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11886">
                <text:p>0.61188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610118">
                <text:p>0.61011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10648">
                <text:p>0.61064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09361">
                <text:p>0.60936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13682">
                <text:p>0.61368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09846">
                <text:p>0.60984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14114">
                <text:p>0.61411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11732">
                <text:p>0.61173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12231">
                <text:p>0.61223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10793">
                <text:p>0.61079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12622">
                <text:p>0.61262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09521">
                <text:p>0.60952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12171">
                <text:p>0.61217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10882">
                <text:p>0.61088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10481">
                <text:p>0.61048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08061">
                <text:p>0.60806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12127">
                <text:p>0.61212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609239">
                <text:p>0.60923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613251">
                <text:p>0.61325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12047">
                <text:p>0.61204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10835">
                <text:p>0.61083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08991">
                <text:p>0.60899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12925">
                <text:p>0.61292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0981">
                <text:p>0.6098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13697">
                <text:p>0.6136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11575">
                <text:p>0.61157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612039">
                <text:p>0.61203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610896">
                <text:p>0.61089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613046">
                <text:p>0.61304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610126">
                <text:p>0.61012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611802">
                <text:p>0.61180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610684">
                <text:p>0.61068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610959">
                <text:p>0.61095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609537">
                <text:p>0.60953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611959">
                <text:p>0.61195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608322">
                <text:p>0.60832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612003">
                <text:p>0.612003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610871">
                <text:p>0.61087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611321">
                <text:p>0.61132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61025">
                <text:p>0.6102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611855">
                <text:p>0.61185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609289">
                <text:p>0.60928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611332">
                <text:p>0.61133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610281">
                <text:p>0.610281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610725">
                <text:p>0.61072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608492">
                <text:p>0.60849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61086">
                <text:p>0.6108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608291">
                <text:p>0.60829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611776">
                <text:p>0.61177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610152">
                <text:p>0.61015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609481">
                <text:p>0.60948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608485">
                <text:p>0.608485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611908">
                <text:p>0.61190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09322">
                <text:p>0.60932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612708">
                <text:p>0.61270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610718">
                <text:p>0.610718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60994">
                <text:p>0.6099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608855">
                <text:p>0.60885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612187">
                <text:p>0.61218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609595">
                <text:p>0.60959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611082">
                <text:p>0.61108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61008">
                <text:p>0.6100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610497">
                <text:p>0.61049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608767">
                <text:p>0.60876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612017">
                <text:p>0.61201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09149">
                <text:p>0.60914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612369">
                <text:p>0.61236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611075">
                <text:p>0.61107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611543">
                <text:p>0.61154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610572">
                <text:p>0.61057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611195">
                <text:p>0.611195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60888">
                <text:p>0.6088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611041">
                <text:p>0.61104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610025">
                <text:p>0.61002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610426">
                <text:p>0.61042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08752">
                <text:p>0.60875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611847">
                <text:p>0.61184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609269">
                <text:p>0.60926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611336">
                <text:p>0.611336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610438">
                <text:p>0.61043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609596">
                <text:p>0.60959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08749">
                <text:p>0.60874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611773">
                <text:p>0.611773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609564">
                <text:p>0.60956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611306">
                <text:p>0.61130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609453">
                <text:p>0.609453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609724">
                <text:p>0.60972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608866">
                <text:p>0.60886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61182">
                <text:p>0.6118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60949">
                <text:p>0.6094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610822">
                <text:p>0.61082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609291">
                <text:p>0.609291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609673">
                <text:p>0.609673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608808">
                <text:p>0.60880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611697">
                <text:p>0.61169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60915">
                <text:p>0.6091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612015">
                <text:p>0.61201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610983">
                <text:p>0.610983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61038">
                <text:p>0.6103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609556">
                <text:p>0.60955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61042">
                <text:p>0.61042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611125">
                <text:p>0.61112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610307">
                <text:p>0.61030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610565">
                <text:p>0.61056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08661">
                <text:p>0.608661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611428">
                <text:p>0.61142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609414">
                <text:p>0.609414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612156">
                <text:p>0.61215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611325">
                <text:p>0.61132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610588">
                <text:p>0.61058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60926">
                <text:p>0.6092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610849">
                <text:p>0.61084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608929">
                <text:p>0.60892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611235">
                <text:p>0.61123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609691">
                <text:p>0.60969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610042">
                <text:p>0.61004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609249">
                <text:p>0.60924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6119">
                <text:p>0.611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609688">
                <text:p>0.609688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610893">
                <text:p>0.610893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61006">
                <text:p>0.61006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61004">
                <text:p>0.6100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609286">
                <text:p>0.609286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611123">
                <text:p>0.61112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608833">
                <text:p>0.608833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610358">
                <text:p>0.61035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609611">
                <text:p>0.609611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609951">
                <text:p>0.609951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609061">
                <text:p>0.609061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610234">
                <text:p>0.610234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608302">
                <text:p>0.60830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610839">
                <text:p>0.61083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609409">
                <text:p>0.60940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609744">
                <text:p>0.60974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608314">
                <text:p>0.60831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610819">
                <text:p>0.61081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608882">
                <text:p>0.60888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611367">
                <text:p>0.611367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610643">
                <text:p>0.610643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609675">
                <text:p>0.609675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608947">
                <text:p>0.60894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6114">
                <text:p>0.611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609618">
                <text:p>0.60961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611305">
                <text:p>0.61130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60999">
                <text:p>0.6099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61031">
                <text:p>0.61031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609072">
                <text:p>0.60907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610827">
                <text:p>0.610827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60912">
                <text:p>0.6091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609922">
                <text:p>0.60992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609234">
                <text:p>0.60923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609554">
                <text:p>0.60955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608817">
                <text:p>0.608817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610222">
                <text:p>0.6102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607998">
                <text:p>0.607998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610354">
                <text:p>0.610354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609659">
                <text:p>0.60965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609898">
                <text:p>0.609898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609228">
                <text:p>0.609228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610301">
                <text:p>0.61030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608374">
                <text:p>0.608374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610686">
                <text:p>0.610686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609809">
                <text:p>0.609809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610115">
                <text:p>0.61011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608746">
                <text:p>0.608746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61034">
                <text:p>0.6103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608623">
                <text:p>0.608623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610077">
                <text:p>0.610077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608805">
                <text:p>0.608805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608164">
                <text:p>0.608164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610411">
                <text:p>0.61041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608758">
                <text:p>0.60875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610988">
                <text:p>0.61098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609461">
                <text:p>0.609461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6095">
                <text:p>0.6095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608624">
                <text:p>0.608624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610831">
                <text:p>0.61083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609236">
                <text:p>0.609236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610252">
                <text:p>0.610252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609606">
                <text:p>0.609606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609208">
                <text:p>0.609208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608587">
                <text:p>0.60858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610757">
                <text:p>0.6107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60885">
                <text:p>0.6088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61073">
                <text:p>0.61073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610108">
                <text:p>0.610108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61009">
                <text:p>0.6100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608916">
                <text:p>0.608916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609908">
                <text:p>0.60990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608371">
                <text:p>0.608371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610495">
                <text:p>0.610495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609781">
                <text:p>0.609781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610006">
                <text:p>0.61000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608817">
                <text:p>0.608817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610073">
                <text:p>0.610073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608531">
                <text:p>0.60853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61062">
                <text:p>0.61062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609647">
                <text:p>0.609647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609244">
                <text:p>0.609244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608611">
                <text:p>0.60861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610115">
                <text:p>0.610115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608403">
                <text:p>0.608403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610459">
                <text:p>0.61045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609245">
                <text:p>0.609245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609523">
                <text:p>0.609523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60894">
                <text:p>0.60894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610973">
                <text:p>0.61097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609531">
                <text:p>0.60953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609607">
                <text:p>0.60960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60903">
                <text:p>0.60903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609252">
                <text:p>0.609252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608666">
                <text:p>0.608666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610669">
                <text:p>0.61066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608803">
                <text:p>0.608803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610298">
                <text:p>0.610298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609645">
                <text:p>0.60964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609079">
                <text:p>0.60907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609998">
                <text:p>0.609998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608452">
                <text:p>0.60845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610416">
                <text:p>0.610416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609852">
                <text:p>0.60985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609513">
                <text:p>0.60951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608469">
                <text:p>0.608469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610413">
                <text:p>0.610413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609013">
                <text:p>0.609013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610428">
                <text:p>0.610428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609861">
                <text:p>0.609861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609486">
                <text:p>0.609486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608526">
                <text:p>0.608526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609886">
                <text:p>0.609886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608438">
                <text:p>0.608438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610344">
                <text:p>0.61034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609274">
                <text:p>0.609274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609533">
                <text:p>0.609533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610117">
                <text:p>0.610117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608713">
                <text:p>0.608713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608884">
                <text:p>0.608884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609141">
                <text:p>0.609141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608291">
                <text:p>0.608291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610153">
                <text:p>0.61015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608339">
                <text:p>0.608339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610192">
                <text:p>0.610192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609662">
                <text:p>0.609662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609868">
                <text:p>0.609868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609308">
                <text:p>0.609308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609988">
                <text:p>0.609988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60867">
                <text:p>0.60867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609771">
                <text:p>0.609771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60924">
                <text:p>0.60924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609011">
                <text:p>0.60901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607999">
                <text:p>0.607999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60981">
                <text:p>0.60981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608534">
                <text:p>0.608534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610334">
                <text:p>0.61033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609436">
                <text:p>0.60943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609005">
                <text:p>0.609005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608487">
                <text:p>0.608487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609853">
                <text:p>0.609853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608573">
                <text:p>0.608573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610349">
                <text:p>0.61034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60923">
                <text:p>0.60923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609062">
                <text:p>0.609062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608275">
                <text:p>0.608275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610036">
                <text:p>0.610036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608752">
                <text:p>0.608752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609575">
                <text:p>0.609575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609076">
                <text:p>0.609076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609317">
                <text:p>0.609317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608513">
                <text:p>0.608513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61025">
                <text:p>0.6102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608726">
                <text:p>0.608726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609963">
                <text:p>0.609963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609459">
                <text:p>0.609459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609695">
                <text:p>0.609695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609205">
                <text:p>0.609205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609313">
                <text:p>0.609313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608028">
                <text:p>0.608028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609737">
                <text:p>0.609737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609251">
                <text:p>0.609251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609334">
                <text:p>0.60933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608351">
                <text:p>0.608351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610043">
                <text:p>0.610043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60853">
                <text:p>0.60853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610214">
                <text:p>0.610214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609668">
                <text:p>0.609668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609268">
                <text:p>0.609268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608793">
                <text:p>0.608793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610462">
                <text:p>0.610462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609171">
                <text:p>0.609171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610176">
                <text:p>0.61017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609249">
                <text:p>0.609249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609477">
                <text:p>0.609477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610162">
                <text:p>0.610162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608979">
                <text:p>0.608979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609609">
                <text:p>0.609609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608938">
                <text:p>0.608938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608476">
                <text:p>0.608476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610105">
                <text:p>0.61010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608676">
                <text:p>0.608676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609882">
                <text:p>0.609882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60942">
                <text:p>0.60942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609163">
                <text:p>0.609163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609285">
                <text:p>0.609285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608152">
                <text:p>0.608152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609755">
                <text:p>0.609755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609274">
                <text:p>0.609274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609495">
                <text:p>0.60949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608409">
                <text:p>0.608409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609998">
                <text:p>0.609998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610062">
                <text:p>0.61006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609365">
                <text:p>0.609365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608864">
                <text:p>0.608864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608363">
                <text:p>0.608363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609318">
                <text:p>0.609318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608196">
                <text:p>0.608196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8924">
                <text:p>0.608924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609141">
                <text:p>0.609141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608701">
                <text:p>0.608701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610251">
                <text:p>0.610251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608966">
                <text:p>0.608966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609693">
                <text:p>0.609693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609004">
                <text:p>0.609004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609032">
                <text:p>0.609032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608589">
                <text:p>0.608589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610122">
                <text:p>0.61012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608716">
                <text:p>0.608716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609645">
                <text:p>0.60964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609219">
                <text:p>0.609219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609308">
                <text:p>0.609308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608878">
                <text:p>0.608878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608493">
                <text:p>0.608493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609584">
                <text:p>0.609584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608842">
                <text:p>0.60884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609053">
                <text:p>0.60905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608132">
                <text:p>0.608132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609632">
                <text:p>0.609632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608531">
                <text:p>0.608531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610023">
                <text:p>0.610023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609591">
                <text:p>0.609591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609012">
                <text:p>0.609012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608593">
                <text:p>0.608593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609742">
                <text:p>0.609742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608582">
                <text:p>0.608582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6099">
                <text:p>0.609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609082">
                <text:p>0.609082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609258">
                <text:p>0.609258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608496">
                <text:p>0.608496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609594">
                <text:p>0.609594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608548">
                <text:p>0.608548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609237">
                <text:p>0.609237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608804">
                <text:p>0.608804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609233">
                <text:p>0.60923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607966">
                <text:p>0.607966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609411">
                <text:p>0.609411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609002">
                <text:p>0.609002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609203">
                <text:p>0.609203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608696">
                <text:p>0.608696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609373">
                <text:p>0.609373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608109">
                <text:p>0.608109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609537">
                <text:p>0.609537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609126">
                <text:p>0.609126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609298">
                <text:p>0.60929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608407">
                <text:p>0.608407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60952">
                <text:p>0.60952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608469">
                <text:p>0.608469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609331">
                <text:p>0.609331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608932">
                <text:p>0.608932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60861">
                <text:p>0.60861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608208">
                <text:p>0.608208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60961">
                <text:p>0.60961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609634">
                <text:p>0.60963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608683">
                <text:p>0.608683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608549">
                <text:p>0.608549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608158">
                <text:p>0.608158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609545">
                <text:p>0.609545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608543">
                <text:p>0.608543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609197">
                <text:p>0.609197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608807">
                <text:p>0.608807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608677">
                <text:p>0.608677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608272">
                <text:p>0.608272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609644">
                <text:p>0.609644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608393">
                <text:p>0.608393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609098">
                <text:p>0.609098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609288">
                <text:p>0.609288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608624">
                <text:p>0.608624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609171">
                <text:p>0.609171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608215">
                <text:p>0.608215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609568">
                <text:p>0.609568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609089">
                <text:p>0.609089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609278">
                <text:p>0.60927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608511">
                <text:p>0.608511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609333">
                <text:p>0.609333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608374">
                <text:p>0.608374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609349">
                <text:p>0.609349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608953">
                <text:p>0.608953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608556">
                <text:p>0.608556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608181">
                <text:p>0.608181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609512">
                <text:p>0.609512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608413">
                <text:p>0.608413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609462">
                <text:p>0.60946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60873">
                <text:p>0.60873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608917">
                <text:p>0.608917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608505">
                <text:p>0.608505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609821">
                <text:p>0.609821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60879">
                <text:p>0.60879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608915">
                <text:p>0.608915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60854">
                <text:p>0.60854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608725">
                <text:p>0.608725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608167">
                <text:p>0.608167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609472">
                <text:p>0.60947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608331">
                <text:p>0.608331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60963">
                <text:p>0.60963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608997">
                <text:p>0.608997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609157">
                <text:p>0.609157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608786">
                <text:p>0.608786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60918">
                <text:p>0.60918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60826">
                <text:p>0.60826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609547">
                <text:p>0.609547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609102">
                <text:p>0.609102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608915">
                <text:p>0.60891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60821">
                <text:p>0.60821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609178">
                <text:p>0.609178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608214">
                <text:p>0.608214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609489">
                <text:p>0.609489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609128">
                <text:p>0.609128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608841">
                <text:p>0.608841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608131">
                <text:p>0.608131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609398">
                <text:p>0.609398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608495">
                <text:p>0.608495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609757">
                <text:p>0.60975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60904">
                <text:p>0.60904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609134">
                <text:p>0.609134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608779">
                <text:p>0.608779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609547">
                <text:p>0.609547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608581">
                <text:p>0.608581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609196">
                <text:p>0.609196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608734">
                <text:p>0.608734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608379">
                <text:p>0.608379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609358">
                <text:p>0.60935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608151">
                <text:p>0.608151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609389">
                <text:p>0.609389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609024">
                <text:p>0.609024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609198">
                <text:p>0.609198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60885">
                <text:p>0.60885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609434">
                <text:p>0.609434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608547">
                <text:p>0.608547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609122">
                <text:p>0.609122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60859">
                <text:p>0.60859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608744">
                <text:p>0.6087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608093">
                <text:p>0.608093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609313">
                <text:p>0.609313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608445">
                <text:p>0.608445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609659">
                <text:p>0.609659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60904">
                <text:p>0.60904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608769">
                <text:p>0.608769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608266">
                <text:p>0.608266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609473">
                <text:p>0.609473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608622">
                <text:p>0.608622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609502">
                <text:p>0.60950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608764">
                <text:p>0.608764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608595">
                <text:p>0.608595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608254">
                <text:p>0.608254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60945">
                <text:p>0.60945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609165">
                <text:p>0.609165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608796">
                <text:p>0.608796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608946">
                <text:p>0.608946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608372">
                <text:p>0.608372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609557">
                <text:p>0.609557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608446">
                <text:p>0.608446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609627">
                <text:p>0.609627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609293">
                <text:p>0.609293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609204">
                <text:p>0.609204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608858">
                <text:p>0.608858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608128">
                <text:p>0.608128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609076">
                <text:p>0.609076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608741">
                <text:p>0.608741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608907">
                <text:p>0.60890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608267">
                <text:p>0.608267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60912">
                <text:p>0.60912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608159">
                <text:p>0.608159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609321">
                <text:p>0.609321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608993">
                <text:p>0.608993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60877">
                <text:p>0.60877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608336">
                <text:p>0.608336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60949">
                <text:p>0.60949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608668">
                <text:p>0.608668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608692">
                <text:p>0.608692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608855">
                <text:p>0.608855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60836">
                <text:p>0.60836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609504">
                <text:p>0.609504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608647">
                <text:p>0.608647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60919">
                <text:p>0.60919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608664">
                <text:p>0.608664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608826">
                <text:p>0.608826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608477">
                <text:p>0.608477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609341">
                <text:p>0.609341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609446">
                <text:p>0.609446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609123">
                <text:p>0.609123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608865">
                <text:p>0.608865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608549">
                <text:p>0.608549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609084">
                <text:p>0.609084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60826">
                <text:p>0.60826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609151">
                <text:p>0.609151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608835">
                <text:p>0.608835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608994">
                <text:p>0.6089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608235">
                <text:p>0.608235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60935">
                <text:p>0.60935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608491">
                <text:p>0.608491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609384">
                <text:p>0.60938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608945">
                <text:p>0.608945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608389">
                <text:p>0.608389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60907">
                <text:p>0.60907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608276">
                <text:p>0.608276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609379">
                <text:p>0.609379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608774">
                <text:p>0.608774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608914">
                <text:p>0.608914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608594">
                <text:p>0.608594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609484">
                <text:p>0.609484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608532">
                <text:p>0.608532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608708">
                <text:p>0.608708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608398">
                <text:p>0.608398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608554">
                <text:p>0.608554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608249">
                <text:p>0.608249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609336">
                <text:p>0.60933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608385">
                <text:p>0.608385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609054">
                <text:p>0.609054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60868">
                <text:p>0.60868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608834">
                <text:p>0.608834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608138">
                <text:p>0.608138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609213">
                <text:p>0.609213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608628">
                <text:p>0.608628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608788">
                <text:p>0.60878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608202">
                <text:p>0.608202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609055">
                <text:p>0.609055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608287">
                <text:p>0.608287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609354">
                <text:p>0.60935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609053">
                <text:p>0.609053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608641">
                <text:p>0.608641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608288">
                <text:p>0.608288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609068">
                <text:p>0.609068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6083">
                <text:p>0.6083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609358">
                <text:p>0.609358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608764">
                <text:p>0.608764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608695">
                <text:p>0.608695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608189">
                <text:p>0.608189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609241">
                <text:p>0.609241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608472">
                <text:p>0.608472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608973">
                <text:p>0.608973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608678">
                <text:p>0.608678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608813">
                <text:p>0.608813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60833">
                <text:p>0.60833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608974">
                <text:p>0.60897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608062">
                <text:p>0.608062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609104">
                <text:p>0.609104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608786">
                <text:p>0.608786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608934">
                <text:p>0.60893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608502">
                <text:p>0.608502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608996">
                <text:p>0.608996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608142">
                <text:p>0.608142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609175">
                <text:p>0.609175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608884">
                <text:p>0.608884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608808">
                <text:p>0.60880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608205">
                <text:p>0.608205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609232">
                <text:p>0.609232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608502">
                <text:p>0.608502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609134">
                <text:p>0.609134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608564">
                <text:p>0.608564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608278">
                <text:p>0.608278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609059">
                <text:p>0.609059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608342">
                <text:p>0.608342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609359">
                <text:p>0.609359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608587">
                <text:p>0.608587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608732">
                <text:p>0.608732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608444">
                <text:p>0.608444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609455">
                <text:p>0.609455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608722">
                <text:p>0.608722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60915">
                <text:p>0.60915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608857">
                <text:p>0.608857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608722">
                <text:p>0.608722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60844">
                <text:p>0.60844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609252">
                <text:p>0.60925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608322">
                <text:p>0.608322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60906">
                <text:p>0.60906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608655">
                <text:p>0.608655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608287">
                <text:p>0.608287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608763">
                <text:p>0.608763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608057">
                <text:p>0.608057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609051">
                <text:p>0.609051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608768">
                <text:p>0.608768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60891">
                <text:p>0.60891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608208">
                <text:p>0.608208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608965">
                <text:p>0.608965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608688">
                <text:p>0.608688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608474">
                <text:p>0.608474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608196">
                <text:p>0.608196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609177">
                <text:p>0.609177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60833">
                <text:p>0.60833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609114">
                <text:p>0.60911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608592">
                <text:p>0.60859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608719">
                <text:p>0.608719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608446">
                <text:p>0.608446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609165">
                <text:p>0.609165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608467">
                <text:p>0.608467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608586">
                <text:p>0.608586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608185">
                <text:p>0.608185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608325">
                <text:p>0.608325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608045">
                <text:p>0.608045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609012">
                <text:p>0.60901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608168">
                <text:p>0.608168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609132">
                <text:p>0.609132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608652">
                <text:p>0.608652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60879">
                <text:p>0.60879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608381">
                <text:p>0.608381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60884">
                <text:p>0.60884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608118">
                <text:p>0.608118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608895">
                <text:p>0.608895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608627">
                <text:p>0.608627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60843">
                <text:p>0.60843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607899">
                <text:p>0.607899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608852">
                <text:p>0.608852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608176">
                <text:p>0.608176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609126">
                <text:p>0.609126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608851">
                <text:p>0.608851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608551">
                <text:p>0.608551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608098">
                <text:p>0.608098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609044">
                <text:p>0.609044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608344">
                <text:p>0.608344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609287">
                <text:p>0.60928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608772">
                <text:p>0.608772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608906">
                <text:p>0.608906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608553">
                <text:p>0.608553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60903">
                <text:p>0.60903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608364">
                <text:p>0.608364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608812">
                <text:p>0.608812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608387">
                <text:p>0.608387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608475">
                <text:p>0.608475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608215">
                <text:p>0.608215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609146">
                <text:p>0.60914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608241">
                <text:p>0.608241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609092">
                <text:p>0.609092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608831">
                <text:p>0.608831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608963">
                <text:p>0.608963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60834">
                <text:p>0.60834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608467">
                <text:p>0.608467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608599">
                <text:p>0.60859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608054">
                <text:p>0.608054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608813">
                <text:p>0.608813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608156">
                <text:p>0.608156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609073">
                <text:p>0.609073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608635">
                <text:p>0.608635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608394">
                <text:p>0.608394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60813">
                <text:p>0.60813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609043">
                <text:p>0.609043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608276">
                <text:p>0.608276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609186">
                <text:p>0.609186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608679">
                <text:p>0.608679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608561">
                <text:p>0.608561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608307">
                <text:p>0.608307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609213">
                <text:p>0.609213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608575">
                <text:p>0.608575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608754">
                <text:p>0.608754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608798">
                <text:p>0.608798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608352">
                <text:p>0.608352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609018">
                <text:p>0.60901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608211">
                <text:p>0.608211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608903">
                <text:p>0.608903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608644">
                <text:p>0.608644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608762">
                <text:p>0.608762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608406">
                <text:p>0.608406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607946">
                <text:p>0.607946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608838">
                <text:p>0.608838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608588">
                <text:p>0.608588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608716">
                <text:p>0.608716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60816">
                <text:p>0.60816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609048">
                <text:p>0.609048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609201">
                <text:p>0.609201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608806">
                <text:p>0.608806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608616">
                <text:p>0.608616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60925">
                <text:p>0.60925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608609">
                <text:p>0.608609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609154">
                <text:p>0.60915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608674">
                <text:p>0.608674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608669">
                <text:p>0.608669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608421">
                <text:p>0.608421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609136">
                <text:p>0.609136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608515">
                <text:p>0.608515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608934">
                <text:p>0.608934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608532">
                <text:p>0.608532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608488">
                <text:p>0.608488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608245">
                <text:p>0.608245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608971">
                <text:p>0.60897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608211">
                <text:p>0.608211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608912">
                <text:p>0.608912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608545">
                <text:p>0.608545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608435">
                <text:p>0.608435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608186">
                <text:p>0.608186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6086">
                <text:p>0.6086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607989">
                <text:p>0.607989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608851">
                <text:p>0.608851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608608">
                <text:p>0.608608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608721">
                <text:p>0.60872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60808">
                <text:p>0.60808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608939">
                <text:p>0.608939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608297">
                <text:p>0.608297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608932">
                <text:p>0.608932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608692">
                <text:p>0.608692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608509">
                <text:p>0.608509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608268">
                <text:p>0.608268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608797">
                <text:p>0.608797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608155">
                <text:p>0.608155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609006">
                <text:p>0.60900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608515">
                <text:p>0.608515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608637">
                <text:p>0.608637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6084">
                <text:p>0.6084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609054">
                <text:p>0.609054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608299">
                <text:p>0.608299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608667">
                <text:p>0.608667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608431">
                <text:p>0.608431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608543">
                <text:p>0.608543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608273">
                <text:p>0.608273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609115">
                <text:p>0.60911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608361">
                <text:p>0.608361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608799">
                <text:p>0.608799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608561">
                <text:p>0.608561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608682">
                <text:p>0.608682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608448">
                <text:p>0.608448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608611">
                <text:p>0.608611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607969">
                <text:p>0.607969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608804">
                <text:p>0.608804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608407">
                <text:p>0.608407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608066">
                <text:p>0.608066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608897">
                <text:p>0.608897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608308">
                <text:p>0.608308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608998">
                <text:p>0.608998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60875">
                <text:p>0.60875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60843">
                <text:p>0.60843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608083">
                <text:p>0.608083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608909">
                <text:p>0.608909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608319">
                <text:p>0.608319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608957">
                <text:p>0.60895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608473">
                <text:p>0.608473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608592">
                <text:p>0.608592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608161">
                <text:p>0.608161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608392">
                <text:p>0.608392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608785">
                <text:p>0.608785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608554">
                <text:p>0.608554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608505">
                <text:p>0.608505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608277">
                <text:p>0.608277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608784">
                <text:p>0.60878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608072">
                <text:p>0.608072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608821">
                <text:p>0.608821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60849">
                <text:p>0.60849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608758">
                <text:p>0.608758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608064">
                <text:p>0.608064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608874">
                <text:p>0.608874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608555">
                <text:p>0.608555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608089">
                <text:p>0.608089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608895">
                <text:p>0.608895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608328">
                <text:p>0.608328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608828">
                <text:p>0.608828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608603">
                <text:p>0.608603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608365">
                <text:p>0.608365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608127">
                <text:p>0.608127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608928">
                <text:p>0.608928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60836">
                <text:p>0.60836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608955">
                <text:p>0.60895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608412">
                <text:p>0.608412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608519">
                <text:p>0.608519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608297">
                <text:p>0.608297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609092">
                <text:p>0.609092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608516">
                <text:p>0.608516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608897">
                <text:p>0.608897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608485">
                <text:p>0.608485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608139">
                <text:p>0.608139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608799">
                <text:p>0.608799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608059">
                <text:p>0.608059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608849">
                <text:p>0.608849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608711">
                <text:p>0.608711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608337">
                <text:p>0.608337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608715">
                <text:p>0.608715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608155">
                <text:p>0.608155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608939">
                <text:p>0.608939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.608719">
                <text:p>0.608719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6088">
                <text:p>0.60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08383">
                <text:p>0.608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